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01cm" style:rel-width="100%" fo:margin-left="-0.191cm" table:align="left" style:writing-mode="lr-tb"/>
    </style:style>
    <style:style style:name="Table1.A" style:family="table-column">
      <style:table-column-properties style:column-width="5.5cm" style:rel-column-width="3190*"/>
    </style:style>
    <style:style style:name="Table1.C" style:family="table-column">
      <style:table-column-properties style:column-width="5.502cm" style:rel-column-width="3191*"/>
    </style:style>
    <style:style style:name="Table1.1" style:family="table-row">
      <style:table-row-properties style:min-row-height="8.001cm"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rel-width="100%" fo:margin-left="-0.191cm" table:align="left" style:writing-mode="lr-tb"/>
    </style:style>
    <style:style style:name="Table2.A" style:family="table-column">
      <style:table-column-properties style:rel-column-width="3190*"/>
    </style:style>
    <style:style style:name="Table2.C" style:family="table-column">
      <style:table-column-properties style:rel-column-width="3191*"/>
    </style:style>
    <style:style style:name="Table2.1" style:family="table-row">
      <style:table-row-properties style:min-row-height="8.001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rel-width="100%" fo:margin-left="-0.191cm" table:align="left" style:writing-mode="lr-tb"/>
    </style:style>
    <style:style style:name="Table3.A" style:family="table-column">
      <style:table-column-properties style:rel-column-width="3190*"/>
    </style:style>
    <style:style style:name="Table3.C" style:family="table-column">
      <style:table-column-properties style:rel-column-width="3191*"/>
    </style:style>
    <style:style style:name="Table3.1" style:family="table-row">
      <style:table-row-properties style:min-row-height="8.001cm"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rel-width="100%" fo:margin-left="-0.191cm" table:align="left" style:writing-mode="lr-tb"/>
    </style:style>
    <style:style style:name="Table4.A" style:family="table-column">
      <style:table-column-properties style:rel-column-width="3190*"/>
    </style:style>
    <style:style style:name="Table4.C" style:family="table-column">
      <style:table-column-properties style:rel-column-width="3191*"/>
    </style:style>
    <style:style style:name="Table4.1" style:family="table-row">
      <style:table-row-properties style:min-row-height="8.001cm"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rel-width="100%" fo:margin-left="-0.191cm" table:align="left" style:writing-mode="lr-tb"/>
    </style:style>
    <style:style style:name="Table5.A" style:family="table-column">
      <style:table-column-properties style:rel-column-width="3190*"/>
    </style:style>
    <style:style style:name="Table5.C" style:family="table-column">
      <style:table-column-properties style:rel-column-width="3191*"/>
    </style:style>
    <style:style style:name="Table5.1" style:family="table-row">
      <style:table-row-properties style:min-row-height="8.001cm"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align="center" style:justify-single-word="false" fo:text-indent="0.494cm" style:auto-text-indent="false"/>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margin-left="0cm" fo:margin-right="0cm" fo:text-align="center" style:justify-single-word="false" fo:text-indent="0.494cm" style:auto-text-indent="false"/>
      <style:text-properties fo:font-weight="bold" style:font-weight-asian="bold"/>
    </style:style>
    <style:style style:name="P6" style:family="paragraph" style:parent-style-name="Standard">
      <style:paragraph-properties fo:text-align="center" style:justify-single-word="false" fo:orphans="0" fo:widows="0"/>
      <style:text-properties fo:font-weight="bold" style:font-weight-asian="bold"/>
    </style:style>
    <style:style style:name="P7" style:family="paragraph" style:parent-style-name="Standard">
      <style:paragraph-properties fo:margin-left="0cm" fo:margin-right="0cm" fo:text-align="justify" style:justify-single-word="false" fo:orphans="0" fo:widows="0" fo:text-indent="0.423cm" style:auto-text-indent="false" style:text-autospace="none"/>
    </style:style>
    <style:style style:name="P8" style:family="paragraph" style:parent-style-name="Standard">
      <style:paragraph-properties fo:margin-left="0cm" fo:margin-right="0cm" fo:text-align="justify" style:justify-single-word="false" fo:orphans="0" fo:widows="0" fo:text-indent="0.372cm" style:auto-text-indent="false" style:text-autospace="none"/>
    </style:style>
    <style:style style:name="P9" style:family="paragraph" style:parent-style-name="Standard">
      <style:paragraph-properties fo:margin-left="0cm" fo:margin-right="0cm" fo:margin-top="0.016cm" fo:margin-bottom="0cm" style:contextual-spacing="false" fo:text-align="justify" style:justify-single-word="false" fo:orphans="0" fo:widows="0" fo:text-indent="0.372cm" style:auto-text-indent="false" style:text-autospace="none"/>
    </style:style>
    <style:style style:name="P10" style:family="paragraph" style:parent-style-name="Standard">
      <style:paragraph-properties fo:margin-left="0cm" fo:margin-right="0cm" fo:margin-top="0.092cm" fo:margin-bottom="0cm" style:contextual-spacing="false" fo:text-align="justify" style:justify-single-word="false" fo:orphans="0" fo:widows="0" fo:text-indent="0.372cm" style:auto-text-indent="false" style:text-autospace="none"/>
    </style:style>
    <style:style style:name="P11" style:family="paragraph" style:parent-style-name="Standard">
      <style:paragraph-properties fo:margin-left="0cm" fo:margin-right="0cm" fo:margin-top="0.134cm" fo:margin-bottom="0cm" style:contextual-spacing="false" fo:text-align="justify" style:justify-single-word="false" fo:orphans="0" fo:widows="0" fo:text-indent="0.372cm" style:auto-text-indent="false" style:text-autospace="none"/>
    </style:style>
    <style:style style:name="P12" style:family="paragraph" style:parent-style-name="Standard">
      <style:paragraph-properties fo:margin-left="0cm" fo:margin-right="0cm" fo:margin-top="0.034cm" fo:margin-bottom="0cm" style:contextual-spacing="false" fo:text-align="justify" style:justify-single-word="false" fo:orphans="0" fo:widows="0" fo:text-indent="0.372cm" style:auto-text-indent="false" style:text-autospace="none"/>
    </style:style>
    <style:style style:name="P13" style:family="paragraph" style:parent-style-name="Standard">
      <style:paragraph-properties fo:margin-left="0cm" fo:margin-right="0cm" fo:margin-top="0.041cm" fo:margin-bottom="0cm" style:contextual-spacing="false" fo:text-align="justify" style:justify-single-word="false" fo:orphans="0" fo:widows="0" fo:text-indent="0.45cm" style:auto-text-indent="false" style:text-autospace="none"/>
    </style:style>
    <style:style style:name="P14" style:family="paragraph" style:parent-style-name="Standard">
      <style:paragraph-properties fo:margin-left="0cm" fo:margin-right="0cm" fo:margin-top="0.593cm" fo:margin-bottom="0cm" style:contextual-spacing="false" fo:text-align="justify" style:justify-single-word="false" fo:orphans="0" fo:widows="0" fo:text-indent="0.45cm" style:auto-text-indent="false" style:text-autospace="none"/>
    </style:style>
    <style:style style:name="P15" style:family="paragraph" style:parent-style-name="Standard">
      <style:paragraph-properties fo:margin-left="0cm" fo:margin-right="0cm" fo:text-align="justify" style:justify-single-word="false" fo:orphans="0" fo:widows="0" fo:text-indent="0.45cm" style:auto-text-indent="false" style:text-autospace="none"/>
    </style:style>
    <style:style style:name="P16" style:family="paragraph" style:parent-style-name="Standard">
      <style:paragraph-properties fo:margin-left="0cm" fo:margin-right="0cm" fo:text-align="justify" style:justify-single-word="false" fo:orphans="0" fo:widows="0" fo:text-indent="0.265cm" style:auto-text-indent="false" style:text-autospace="none"/>
    </style:style>
    <style:style style:name="P17" style:family="paragraph" style:parent-style-name="Standard">
      <style:paragraph-properties fo:margin-left="0cm" fo:margin-right="0cm" fo:text-align="justify" style:justify-single-word="false" fo:orphans="0" fo:widows="0" fo:text-indent="0.407cm" style:auto-text-indent="false" style:text-autospace="none"/>
    </style:style>
    <style:style style:name="P18" style:family="paragraph" style:parent-style-name="Standard">
      <style:paragraph-properties fo:margin-left="0cm" fo:margin-right="0cm" fo:margin-top="0.007cm" fo:margin-bottom="0cm" style:contextual-spacing="false" fo:text-align="justify" style:justify-single-word="false" fo:orphans="0" fo:widows="0" fo:text-indent="0.407cm" style:auto-text-indent="false" style:text-autospace="none"/>
    </style:style>
    <style:style style:name="P19" style:family="paragraph" style:parent-style-name="Standard">
      <style:paragraph-properties fo:margin-left="0cm" fo:margin-right="0cm" fo:margin-top="0.032cm" fo:margin-bottom="0cm" style:contextual-spacing="false" fo:text-align="justify" style:justify-single-word="false" fo:orphans="0" fo:widows="0" fo:text-indent="0.407cm" style:auto-text-indent="false" style:text-autospace="none"/>
    </style:style>
    <style:style style:name="P20" style:family="paragraph" style:parent-style-name="Standard">
      <style:paragraph-properties fo:margin-left="0cm" fo:margin-right="0cm" fo:margin-top="0.023cm" fo:margin-bottom="0cm" style:contextual-spacing="false" fo:text-align="justify" style:justify-single-word="false" fo:orphans="0" fo:widows="0" fo:text-indent="0.407cm" style:auto-text-indent="false" style:text-autospace="none"/>
    </style:style>
    <style:style style:name="P21" style:family="paragraph" style:parent-style-name="Standard">
      <style:paragraph-properties fo:margin-left="0cm" fo:margin-right="0cm" fo:margin-top="0.61cm" fo:margin-bottom="0cm" style:contextual-spacing="false" fo:text-align="justify" style:justify-single-word="false" fo:orphans="0" fo:widows="0" fo:text-indent="0.407cm" style:auto-text-indent="false" style:text-autospace="none"/>
    </style:style>
    <style:style style:name="P22" style:family="paragraph" style:parent-style-name="Standard">
      <style:paragraph-properties fo:margin-left="0cm" fo:margin-right="0cm" fo:margin-top="0.049cm" fo:margin-bottom="0cm" style:contextual-spacing="false" fo:text-align="justify" style:justify-single-word="false" fo:orphans="0" fo:widows="0" fo:text-indent="0.365cm" style:auto-text-indent="false" style:text-autospace="none"/>
    </style:style>
    <style:style style:name="P23" style:family="paragraph" style:parent-style-name="Standard">
      <style:paragraph-properties fo:margin-left="0cm" fo:margin-right="0cm" fo:text-align="justify" style:justify-single-word="false" fo:orphans="0" fo:widows="0" fo:text-indent="0.365cm" style:auto-text-indent="false" style:text-autospace="none"/>
    </style:style>
    <style:style style:name="P24" style:family="paragraph" style:parent-style-name="Standard">
      <style:paragraph-properties fo:margin-left="0cm" fo:margin-right="0cm" fo:margin-top="0.074cm" fo:margin-bottom="0cm" style:contextual-spacing="false" fo:text-align="justify" style:justify-single-word="false" fo:orphans="0" fo:widows="0" fo:text-indent="0.365cm" style:auto-text-indent="false" style:text-autospace="none"/>
    </style:style>
    <style:style style:name="P25" style:family="paragraph" style:parent-style-name="Standard">
      <style:paragraph-properties fo:margin-left="0cm" fo:margin-right="0cm" fo:margin-top="0.076cm" fo:margin-bottom="0cm" style:contextual-spacing="false" fo:text-align="justify" style:justify-single-word="false" fo:orphans="0" fo:widows="0" fo:text-indent="0.365cm" style:auto-text-indent="false" style:text-autospace="none"/>
    </style:style>
    <style:style style:name="P26" style:family="paragraph" style:parent-style-name="Standard">
      <style:paragraph-properties fo:margin-left="0cm" fo:margin-right="0cm" fo:margin-top="0.016cm" fo:margin-bottom="0cm" style:contextual-spacing="false" fo:text-align="justify" style:justify-single-word="false" fo:orphans="0" fo:widows="0" fo:text-indent="0.365cm" style:auto-text-indent="false" style:text-autospace="none"/>
    </style:style>
    <style:style style:name="P27" style:family="paragraph" style:parent-style-name="Standard">
      <style:paragraph-properties fo:margin-left="0cm" fo:margin-right="0cm" fo:margin-top="0.101cm" fo:margin-bottom="0cm" style:contextual-spacing="false" fo:text-align="justify" style:justify-single-word="false" fo:orphans="0" fo:widows="0" fo:text-indent="0.365cm" style:auto-text-indent="false" style:text-autospace="none"/>
    </style:style>
    <style:style style:name="P28" style:family="paragraph" style:parent-style-name="Standard">
      <style:paragraph-properties fo:margin-left="0cm" fo:margin-right="0cm" fo:text-align="justify" style:justify-single-word="false" fo:orphans="0" fo:widows="0" fo:text-indent="0.356cm" style:auto-text-indent="false" style:text-autospace="none"/>
    </style:style>
    <style:style style:name="P29" style:family="paragraph" style:parent-style-name="Standard">
      <style:paragraph-properties fo:margin-left="0cm" fo:margin-right="0cm" fo:margin-top="0.049cm" fo:margin-bottom="0cm" style:contextual-spacing="false" fo:text-align="justify" style:justify-single-word="false" fo:orphans="0" fo:widows="0" fo:text-indent="0.356cm" style:auto-text-indent="false" style:text-autospace="none"/>
    </style:style>
    <style:style style:name="P30" style:family="paragraph" style:parent-style-name="Standard">
      <style:paragraph-properties fo:margin-left="0cm" fo:margin-right="0cm" fo:text-align="justify" style:justify-single-word="false" fo:orphans="0" fo:widows="0" fo:text-indent="0.737cm" style:auto-text-indent="false" style:text-autospace="none"/>
    </style:style>
    <style:style style:name="P31" style:family="paragraph" style:parent-style-name="Standard">
      <style:paragraph-properties fo:margin-left="0cm" fo:margin-right="0cm" fo:text-align="justify" style:justify-single-word="false" fo:orphans="0" fo:widows="0" fo:text-indent="0.347cm" style:auto-text-indent="false" style:text-autospace="none"/>
    </style:style>
    <style:style style:name="P32" style:family="paragraph" style:parent-style-name="Standard">
      <style:paragraph-properties fo:margin-left="0cm" fo:margin-right="0cm" fo:margin-top="0.056cm" fo:margin-bottom="0cm" style:contextual-spacing="false" fo:text-align="justify" style:justify-single-word="false" fo:orphans="0" fo:widows="0" fo:text-indent="0.347cm" style:auto-text-indent="false" style:text-autospace="none"/>
    </style:style>
    <style:style style:name="P33" style:family="paragraph" style:parent-style-name="Standard">
      <style:paragraph-properties fo:margin-left="0cm" fo:margin-right="0cm" fo:margin-top="0.025cm" fo:margin-bottom="0cm" style:contextual-spacing="false" fo:text-align="justify" style:justify-single-word="false" fo:orphans="0" fo:widows="0" fo:text-indent="0.381cm" style:auto-text-indent="false" style:text-autospace="none"/>
    </style:style>
    <style:style style:name="P34" style:family="paragraph" style:parent-style-name="Standard">
      <style:paragraph-properties fo:margin-left="0cm" fo:margin-right="0cm" fo:text-align="justify" style:justify-single-word="false" fo:orphans="0" fo:widows="0" fo:text-indent="0.381cm" style:auto-text-indent="false" style:text-autospace="none"/>
    </style:style>
    <style:style style:name="P35" style:family="paragraph" style:parent-style-name="Standard">
      <style:paragraph-properties fo:margin-left="0cm" fo:margin-right="0cm" fo:margin-top="0.116cm" fo:margin-bottom="0cm" style:contextual-spacing="false" fo:text-align="justify" style:justify-single-word="false" fo:orphans="0" fo:widows="0" fo:text-indent="0.381cm" style:auto-text-indent="false" style:text-autospace="none"/>
    </style:style>
    <style:style style:name="P36" style:family="paragraph" style:parent-style-name="Standard">
      <style:paragraph-properties fo:margin-left="0cm" fo:margin-right="0cm" fo:text-align="justify" style:justify-single-word="false" fo:orphans="0" fo:widows="0" fo:text-indent="0.441cm" style:auto-text-indent="false" style:text-autospace="none"/>
    </style:style>
    <style:style style:name="P37" style:family="paragraph" style:parent-style-name="Standard">
      <style:paragraph-properties fo:margin-left="0cm" fo:margin-right="0cm" fo:text-align="justify" style:justify-single-word="false" fo:orphans="0" fo:widows="0" fo:text-indent="0.619cm" style:auto-text-indent="false" style:text-autospace="none"/>
    </style:style>
    <style:style style:name="P38" style:family="paragraph" style:parent-style-name="Standard">
      <style:paragraph-properties fo:margin-left="0cm" fo:margin-right="0cm" fo:text-align="justify" style:justify-single-word="false" fo:orphans="0" fo:widows="0" fo:text-indent="0.39cm" style:auto-text-indent="false" style:text-autospace="none"/>
    </style:style>
    <style:style style:name="P39" style:family="paragraph" style:parent-style-name="Standard">
      <style:paragraph-properties fo:margin-left="0cm" fo:margin-right="0cm" fo:margin-top="0.644cm" fo:margin-bottom="0cm" style:contextual-spacing="false" fo:text-align="justify" style:justify-single-word="false" fo:orphans="0" fo:widows="0" fo:text-indent="0.39cm" style:auto-text-indent="false" style:text-autospace="none"/>
    </style:style>
    <style:style style:name="P40" style:family="paragraph" style:parent-style-name="Standard">
      <style:paragraph-properties fo:margin-left="0cm" fo:margin-right="0cm" fo:margin-top="0.065cm" fo:margin-bottom="0cm" style:contextual-spacing="false" fo:text-align="justify" style:justify-single-word="false" fo:orphans="0" fo:widows="0" fo:text-indent="0.39cm" style:auto-text-indent="false" style:text-autospace="none"/>
    </style:style>
    <style:style style:name="P41" style:family="paragraph" style:parent-style-name="Standard">
      <style:paragraph-properties fo:margin-left="0cm" fo:margin-right="0cm" fo:margin-top="0.005cm" fo:margin-bottom="0cm" style:contextual-spacing="false" fo:text-align="justify" style:justify-single-word="false" fo:orphans="0" fo:widows="0" fo:text-indent="0.432cm" style:auto-text-indent="false" style:text-autospace="none"/>
    </style:style>
    <style:style style:name="P42" style:family="paragraph" style:parent-style-name="Standard">
      <style:paragraph-properties fo:margin-left="0cm" fo:margin-right="0cm" fo:text-align="justify" style:justify-single-word="false" fo:orphans="0" fo:widows="0" fo:text-indent="0.432cm" style:auto-text-indent="false" style:text-autospace="none"/>
    </style:style>
    <style:style style:name="P43" style:family="paragraph" style:parent-style-name="Standard">
      <style:paragraph-properties fo:margin-left="0cm" fo:margin-right="0cm" fo:margin-top="0.568cm" fo:margin-bottom="0cm" style:contextual-spacing="false" fo:text-align="justify" style:justify-single-word="false" fo:orphans="0" fo:widows="0" fo:text-indent="0.474cm" style:auto-text-indent="false" style:text-autospace="none"/>
    </style:style>
    <style:style style:name="P44" style:family="paragraph" style:parent-style-name="Standard">
      <style:paragraph-properties fo:margin-left="0cm" fo:margin-right="0cm" fo:text-align="justify" style:justify-single-word="false" fo:orphans="0" fo:widows="0" fo:text-indent="0.415cm" style:auto-text-indent="false" style:text-autospace="none"/>
    </style:style>
    <style:style style:name="P45" style:family="paragraph" style:parent-style-name="Standard">
      <style:paragraph-properties fo:margin-left="0cm" fo:margin-right="0cm" fo:margin-top="0.651cm" fo:margin-bottom="0cm" style:contextual-spacing="false" fo:text-align="justify" style:justify-single-word="false" fo:orphans="0" fo:widows="0" fo:text-indent="0.415cm" style:auto-text-indent="false" style:text-autospace="none"/>
    </style:style>
    <style:style style:name="P46" style:family="paragraph" style:parent-style-name="Standard">
      <style:paragraph-properties fo:margin-top="0.037cm" fo:margin-bottom="0cm" style:contextual-spacing="false" fo:text-align="justify" style:justify-single-word="false" fo:orphans="0" fo:widows="0" style:text-autospace="none"/>
    </style:style>
    <style:style style:name="P47" style:family="paragraph" style:parent-style-name="Standard">
      <style:paragraph-properties fo:margin-left="0cm" fo:margin-right="0cm" fo:text-align="justify" style:justify-single-word="false" fo:orphans="0" fo:widows="0" fo:text-indent="0.339cm" style:auto-text-indent="false" style:text-autospace="none"/>
    </style:style>
    <style:style style:name="P48" style:family="paragraph" style:parent-style-name="Standard">
      <style:paragraph-properties fo:margin-left="0cm" fo:margin-right="0cm" fo:margin-top="0.007cm" fo:margin-bottom="0cm" style:contextual-spacing="false" fo:text-align="justify" style:justify-single-word="false" fo:orphans="0" fo:widows="0" fo:text-indent="0.399cm" style:auto-text-indent="false" style:text-autospace="none"/>
    </style:style>
    <style:style style:name="P49" style:family="paragraph" style:parent-style-name="Standard">
      <style:paragraph-properties fo:margin-left="0cm" fo:margin-right="0cm" fo:text-align="justify" style:justify-single-word="false" fo:orphans="0" fo:widows="0" fo:text-indent="0.399cm" style:auto-text-indent="false" style:text-autospace="none"/>
    </style:style>
    <style:style style:name="P50" style:family="paragraph" style:parent-style-name="Standard">
      <style:paragraph-properties fo:margin-left="0cm" fo:margin-right="0cm" fo:text-align="justify" style:justify-single-word="false" fo:orphans="0" fo:widows="0" fo:text-indent="0.347cm" style:auto-text-indent="false" style:text-autospace="none" style:snap-to-layout-grid="false"/>
    </style:style>
    <style:style style:name="P51" style:family="paragraph" style:parent-style-name="Standard">
      <style:paragraph-properties fo:text-align="justify" style:justify-single-word="false"/>
    </style:style>
    <style:style style:name="P52" style:family="paragraph" style:parent-style-name="Standard">
      <style:paragraph-properties fo:margin-left="0cm" fo:margin-right="0cm" fo:margin-top="0.049cm" fo:margin-bottom="0cm" style:contextual-spacing="false" fo:text-align="justify" style:justify-single-word="false" fo:orphans="0" fo:widows="0" fo:text-indent="0.423cm" style:auto-text-indent="false" style:text-autospace="none"/>
      <style:text-properties style:font-name="Arial" fo:font-size="7pt" style:font-name-asian="Arial" style:font-size-asian="7pt" style:font-name-complex="Arial" style:font-size-complex="7pt"/>
    </style:style>
    <style:style style:name="P53" style:family="paragraph" style:parent-style-name="Standard">
      <style:text-properties style:font-name="Arial" fo:font-size="7pt" style:font-size-asian="7pt" style:font-name-complex="Arial" style:font-size-complex="7pt"/>
    </style:style>
    <style:style style:name="P54" style:family="paragraph" style:parent-style-name="Standard">
      <style:paragraph-properties fo:text-align="justify" style:justify-single-word="false"/>
      <style:text-properties style:font-name="Arial" fo:font-size="7pt" style:font-size-asian="7pt" style:font-name-complex="Arial" style:font-size-complex="7pt"/>
    </style:style>
    <style:style style:name="P55" style:family="paragraph" style:parent-style-name="Standard">
      <style:paragraph-properties fo:margin-left="0cm" fo:margin-right="0cm" fo:text-align="justify" style:justify-single-word="false" fo:orphans="0" fo:widows="0" fo:text-indent="0.365cm" style:auto-text-indent="false" style:text-autospace="none"/>
      <style:text-properties style:font-name="Arial" fo:font-size="7pt" style:font-size-asian="7pt" style:font-name-complex="Arial" style:font-size-complex="7pt"/>
    </style:style>
    <style:style style:name="P56" style:family="paragraph" style:parent-style-name="Standard">
      <style:paragraph-properties fo:margin-left="0cm" fo:margin-right="0cm" fo:margin-top="0.473cm" fo:margin-bottom="0cm" style:contextual-spacing="false" fo:text-align="justify" style:justify-single-word="false" fo:orphans="0" fo:widows="0" fo:text-indent="0.365cm" style:auto-text-indent="false" style:text-autospace="none"/>
      <style:text-properties style:font-name="Arial" fo:font-size="7pt" style:font-size-asian="7pt" style:font-name-complex="Arial" style:font-size-complex="7pt"/>
    </style:style>
    <style:style style:name="P57" style:family="paragraph" style:parent-style-name="Standard">
      <style:paragraph-properties fo:margin-left="0cm" fo:margin-right="0cm" fo:text-align="justify" style:justify-single-word="false" fo:orphans="0" fo:widows="0" fo:text-indent="0.356cm" style:auto-text-indent="false" style:text-autospace="none"/>
      <style:text-properties style:font-name="Arial" fo:font-size="7pt" style:font-size-asian="7pt" style:font-name-complex="Arial" style:font-size-complex="7pt"/>
    </style:style>
    <style:style style:name="P58" style:family="paragraph" style:parent-style-name="Standard">
      <style:paragraph-properties fo:margin-left="0cm" fo:margin-right="0cm" fo:text-align="justify" style:justify-single-word="false" fo:orphans="0" fo:widows="0" fo:text-indent="0.423cm" style:auto-text-indent="false" style:text-autospace="none"/>
      <style:text-properties style:font-name="Arial" fo:font-size="7pt" style:font-size-asian="7pt" style:font-name-complex="Arial" style:font-size-complex="7pt"/>
    </style:style>
    <style:style style:name="P59" style:family="paragraph" style:parent-style-name="Standard">
      <style:paragraph-properties fo:margin-left="0cm" fo:margin-right="0cm" fo:text-align="justify" style:justify-single-word="false" fo:orphans="0" fo:widows="0" fo:text-indent="0.372cm" style:auto-text-indent="false" style:text-autospace="none"/>
      <style:text-properties style:font-name="Arial" fo:font-size="7pt" style:font-size-asian="7pt" style:font-name-complex="Arial" style:font-size-complex="7pt"/>
    </style:style>
    <style:style style:name="P60" style:family="paragraph" style:parent-style-name="Standard">
      <style:paragraph-properties fo:margin-left="0cm" fo:margin-right="0cm" fo:margin-top="0.134cm" fo:margin-bottom="0cm" style:contextual-spacing="false" fo:text-align="justify" style:justify-single-word="false" fo:orphans="0" fo:widows="0" fo:text-indent="0.372cm" style:auto-text-indent="false" style:text-autospace="none"/>
      <style:text-properties style:font-name="Arial" fo:font-size="7pt" style:font-size-asian="7pt" style:font-name-complex="Arial" style:font-size-complex="7pt"/>
    </style:style>
    <style:style style:name="P61" style:family="paragraph" style:parent-style-name="Standard">
      <style:paragraph-properties fo:margin-left="0cm" fo:margin-right="0cm" fo:text-align="justify" style:justify-single-word="false" fo:orphans="0" fo:widows="0" fo:text-indent="0.381cm" style:auto-text-indent="false" style:text-autospace="none"/>
      <style:text-properties style:font-name="Arial" fo:font-size="7pt" style:font-size-asian="7pt" style:font-name-complex="Arial" style:font-size-complex="7pt"/>
    </style:style>
    <style:style style:name="P62" style:family="paragraph" style:parent-style-name="Standard">
      <style:paragraph-properties fo:margin-left="0cm" fo:margin-right="0cm" fo:margin-top="0.007cm" fo:margin-bottom="0cm" style:contextual-spacing="false" fo:text-align="justify" style:justify-single-word="false" fo:orphans="0" fo:widows="0" fo:text-indent="0.407cm" style:auto-text-indent="false" style:text-autospace="none"/>
      <style:text-properties style:font-name="Arial" fo:font-size="7pt" style:font-size-asian="7pt" style:font-name-complex="Arial" style:font-size-complex="7pt"/>
    </style:style>
    <style:style style:name="P63" style:family="paragraph" style:parent-style-name="Standard">
      <style:paragraph-properties fo:margin-left="0cm" fo:margin-right="0cm" fo:text-align="justify" style:justify-single-word="false" fo:orphans="0" fo:widows="0" fo:text-indent="0.407cm" style:auto-text-indent="false" style:text-autospace="none"/>
      <style:text-properties style:font-name="Arial" fo:font-size="7pt" style:font-size-asian="7pt" style:font-name-complex="Arial" style:font-size-complex="7pt"/>
    </style:style>
    <style:style style:name="P64" style:family="paragraph" style:parent-style-name="Standard">
      <style:paragraph-properties fo:margin-left="0cm" fo:margin-right="0cm" fo:text-align="justify" style:justify-single-word="false" fo:orphans="0" fo:widows="0" fo:text-indent="0.619cm" style:auto-text-indent="false" style:text-autospace="none"/>
      <style:text-properties style:font-name="Arial" fo:font-size="7pt" style:font-size-asian="7pt" style:font-name-complex="Arial" style:font-size-complex="7pt"/>
    </style:style>
    <style:style style:name="P65" style:family="paragraph" style:parent-style-name="Standard">
      <style:paragraph-properties fo:margin-left="0cm" fo:margin-right="0cm" fo:text-align="justify" style:justify-single-word="false" fo:orphans="0" fo:widows="0" fo:text-indent="0.39cm" style:auto-text-indent="false" style:text-autospace="none"/>
      <style:text-properties style:font-name="Arial" fo:font-size="7pt" style:font-size-asian="7pt" style:font-name-complex="Arial" style:font-size-complex="7pt"/>
    </style:style>
    <style:style style:name="P66" style:family="paragraph" style:parent-style-name="Standard">
      <style:paragraph-properties fo:margin-left="0cm" fo:margin-right="0cm" fo:text-align="justify" style:justify-single-word="false" fo:orphans="0" fo:widows="0" fo:text-indent="0.347cm" style:auto-text-indent="false" style:text-autospace="none"/>
      <style:text-properties style:font-name="Arial" fo:font-size="7pt" style:font-size-asian="7pt" style:font-name-complex="Arial" style:font-size-complex="7pt"/>
    </style:style>
    <style:style style:name="P67" style:family="paragraph" style:parent-style-name="Standard">
      <style:paragraph-properties fo:margin-left="0cm" fo:margin-right="0cm" fo:text-align="justify" style:justify-single-word="false" fo:orphans="0" fo:widows="0" fo:text-indent="0.737cm" style:auto-text-indent="false" style:text-autospace="none"/>
      <style:text-properties style:font-name="Arial" fo:font-size="7pt" style:font-size-asian="7pt" style:font-name-complex="Arial" style:font-size-complex="7pt"/>
    </style:style>
    <style:style style:name="P68" style:family="paragraph" style:parent-style-name="Standard">
      <style:paragraph-properties fo:margin-top="0.03cm" fo:margin-bottom="0cm" style:contextual-spacing="false" fo:text-align="justify" style:justify-single-word="false" fo:orphans="0" fo:widows="0" style:text-autospace="none"/>
      <style:text-properties style:font-name="Arial" fo:font-size="7pt" style:font-size-asian="7pt" style:font-name-complex="Arial" style:font-size-complex="7pt"/>
    </style:style>
    <style:style style:name="P69" style:family="paragraph" style:parent-style-name="Standard">
      <style:paragraph-properties fo:margin-top="0.032cm" fo:margin-bottom="0cm" style:contextual-spacing="false" fo:text-align="justify" style:justify-single-word="false" fo:orphans="0" fo:widows="0" style:text-autospace="none"/>
      <style:text-properties style:font-name="Arial" fo:font-size="7pt" style:font-size-asian="7pt" style:font-name-complex="Arial" style:font-size-complex="7pt"/>
    </style:style>
    <style:style style:name="P70" style:family="paragraph" style:parent-style-name="Standard">
      <style:paragraph-properties fo:margin-left="0cm" fo:margin-right="0cm" fo:text-align="justify" style:justify-single-word="false" fo:orphans="0" fo:widows="0" fo:text-indent="0.399cm" style:auto-text-indent="false" style:text-autospace="none"/>
      <style:text-properties style:font-name="Arial" fo:font-size="7pt" style:font-size-asian="7pt" style:font-name-complex="Arial" style:font-size-complex="7pt"/>
    </style:style>
    <style:style style:name="P71" style:family="paragraph" style:parent-style-name="Standard">
      <style:paragraph-properties fo:text-align="center" style:justify-single-word="false"/>
      <style:text-properties style:font-name="Arial" fo:font-size="7pt" style:font-size-asian="7pt" style:font-name-complex="Arial" style:font-size-complex="7pt"/>
    </style:style>
    <style:style style:name="P72" style:family="paragraph" style:parent-style-name="Standard">
      <style:paragraph-properties fo:margin-left="0cm" fo:margin-right="0cm" fo:text-align="center" style:justify-single-word="false" fo:text-indent="0.494cm" style:auto-text-indent="false"/>
      <style:text-properties style:font-name="Arial" fo:font-size="7pt" style:font-size-asian="7pt" style:font-name-complex="Arial" style:font-size-complex="7pt"/>
    </style:style>
    <style:style style:name="P73" style:family="paragraph" style:parent-style-name="Standard">
      <style:paragraph-properties fo:margin-top="0.03cm" fo:margin-bottom="0cm" style:contextual-spacing="false" fo:orphans="0" fo:widows="0" style:text-autospace="none"/>
      <style:text-properties style:font-name="Arial" fo:font-size="7pt" style:font-size-asian="7pt" style:font-name-complex="Arial" style:font-size-complex="7pt"/>
    </style:style>
    <style:style style:name="P74" style:family="paragraph" style:parent-style-name="Standard">
      <style:text-properties style:font-name="Arial" fo:font-size="7pt" fo:font-weight="bold" style:font-size-asian="7pt" style:font-weight-asian="bold" style:font-name-complex="Arial" style:font-size-complex="7pt"/>
    </style:style>
    <style:style style:name="P75" style:family="paragraph" style:parent-style-name="Standard">
      <style:paragraph-properties fo:margin-left="0cm" fo:margin-right="0cm" fo:margin-top="0.056cm" fo:margin-bottom="0cm" style:contextual-spacing="false" fo:text-align="justify" style:justify-single-word="false" fo:orphans="0" fo:widows="0" fo:text-indent="0.347cm" style:auto-text-indent="false" style:text-autospace="none"/>
      <style:text-properties style:font-name="Arial" fo:font-size="7pt" fo:font-weight="bold" style:font-size-asian="7pt" style:font-weight-asian="bold" style:font-name-complex="Arial" style:font-size-complex="7pt"/>
    </style:style>
    <style:style style:name="P76" style:family="paragraph" style:parent-style-name="Standard">
      <style:paragraph-properties fo:margin-left="0cm" fo:margin-right="0cm" fo:margin-top="0.034cm" fo:margin-bottom="0cm" style:contextual-spacing="false" fo:text-align="justify" style:justify-single-word="false" fo:orphans="0" fo:widows="0" fo:text-indent="0.372cm" style:auto-text-indent="false" style:text-autospace="none"/>
      <style:text-properties style:font-name="Arial" fo:font-size="7pt" fo:font-weight="bold" style:font-size-asian="7pt" style:font-weight-asian="bold" style:font-name-complex="Arial" style:font-size-complex="7pt"/>
    </style:style>
    <style:style style:name="T1" style:family="text">
      <style:text-properties fo:font-weight="bold" style:font-weight-asian="bold"/>
    </style:style>
    <style:style style:name="T2" style:family="text">
      <style:text-properties fo:font-size="7pt" fo:font-weight="bold" style:font-size-asian="7pt" style:font-weight-asian="bold" style:font-size-complex="7pt"/>
    </style:style>
    <style:style style:name="T3" style:family="text">
      <style:text-properties style:font-name="Arial" fo:font-size="7pt" style:font-size-asian="7pt" style:font-name-complex="Arial" style:font-size-complex="7pt"/>
    </style:style>
    <style:style style:name="T4" style:family="text">
      <style:text-properties style:font-name="Arial" fo:font-size="7pt" style:font-size-asian="7pt" style:font-name-complex="Arial" style:font-size-complex="7pt" text:display="none"/>
    </style:style>
    <style:style style:name="T5" style:family="text">
      <style:text-properties style:font-name="Arial" fo:font-size="7pt" style:font-size-asian="7pt" style:font-name-complex="Arial" style:font-size-complex="7pt" style:font-style-complex="italic"/>
    </style:style>
    <style:style style:name="T6" style:family="text">
      <style:text-properties style:font-name="Arial" fo:font-size="7pt" style:font-name-asian="Arial" style:font-size-asian="7pt" style:font-name-complex="Arial" style:font-size-complex="7pt"/>
    </style:style>
    <style:style style:name="T7" style:family="text">
      <style:text-properties style:font-name="Arial" fo:font-size="7pt" fo:font-weight="bold" style:font-size-asian="7pt" style:font-weight-asian="bold" style:font-name-complex="Arial" style:font-size-complex="7pt" style:font-weight-complex="bold"/>
    </style:style>
    <style:style style:name="T8" style:family="text">
      <style:text-properties style:font-name="Arial" fo:font-size="7pt" fo:font-style="italic" style:font-size-asian="7pt" style:font-style-asian="italic" style:font-name-complex="Arial" style:font-size-complex="7pt" style:font-style-complex="italic"/>
    </style:style>
    <style:style style:name="T9" style:family="text">
      <style:text-properties style:font-name="Arial" fo:font-size="7pt" fo:font-style="italic" style:font-size-asian="7pt" style:font-style-asian="italic" style:font-name-complex="Arial" style:font-size-complex="7pt" style:font-style-complex="italic" text:display="none"/>
    </style:style>
    <style:style style:name="T10" style:family="text">
      <style:text-properties style:font-name="Arial" fo:font-size="6pt" style:font-name-asian="Arial" style:font-size-asian="6pt" style:font-name-complex="Arial" style:font-size-complex="6pt"/>
    </style:style>
    <style:style style:name="T11" style:family="text">
      <style:text-properties style:font-name="Arial" fo:font-size="8pt" style:font-size-asian="8pt" style:font-name-complex="Arial" style:font-size-complex="8pt"/>
    </style:style>
    <style:style style:name="T12" style:family="text">
      <style:text-properties style:font-name="Arial" fo:font-size="8pt" style:font-size-asian="8pt" style:font-name-complex="Arial" style:font-size-complex="8pt"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row table:style-name="Table1.1">
          <table:table-cell table:style-name="Table1.A1" office:value-type="string">
            <text:p text:style-name="P4">1</text:p>
            <text:p text:style-name="P52"><text:s text:c="3"/></text:p>
            <text:p text:style-name="P8"><text:span text:style-name="T6"><text:s/></text:span><text:span text:style-name="T3">Девушка ложится спиной на расстелен</text:span><text:span text:style-name="T4">-</text:span><text:span text:style-name="T3">ную махровую простыню и становится ла</text:span><text:span text:style-name="T4">-</text:span><text:span text:style-name="T3">комым десертом для мужчины. </text:span></text:p>
            <text:p text:style-name="P8"><text:span text:style-name="T3">Сначала он готовит себе это изумитель</text:span><text:span text:style-name="T4">-</text:span><text:span text:style-name="T3">ное блюдо, расписывает шоколадом или сливками узоры в тех местах, которыми сам хотел бы полакомиться, раскладыва</text:span><text:span text:style-name="T4">-</text:span><text:span text:style-name="T3">ет кусочки фруктов, наливает в пупок ликер, а во влагалище вставляет одетый в презерватив банан. Затем начинает свое пиршество. Тщательно вылизывая аппе</text:span><text:span text:style-name="T4">-</text:span><text:span text:style-name="T3">титное тело, съедая фрукты, он медленно опускается все ниже и ниже, высасывает ликер иэ пупка и, наконец, добирается до самого вкусного. Банан из самой краси</text:span><text:span text:style-name="T4">-</text:span><text:span text:style-name="T3">вой вазочки на свете сведет с ума любого гурмана! </text:span></text:p>
            <text:p text:style-name="P54">Затем джентльмен моет девушку под душем, и она решает, лакомиться ли ей «эскимо в шоколаде» или выбрать любой следующий фант</text:p>
          </table:table-cell>
          <table:table-cell table:style-name="Table1.A1" office:value-type="string">
            <text:p text:style-name="P4">2 <text:s/></text:p>
            <text:p text:style-name="P4"/>
            <text:p text:style-name="P1"><text:span text:style-name="T1"><text:s text:c="5"/></text:span><text:span text:style-name="T3">Девушка, закрыв глаза и расслабив</text:span><text:span text:style-name="T4">-</text:span><text:span text:style-name="T3">шись, ложится на живот, чуть раздвинув ножки. Мужчина, используя специальное масло, делает ей чувственный эротичес</text:span><text:span text:style-name="T4">-</text:span><text:span text:style-name="T3">кий массаж, десять минут нежно лаская руками обнаженное тело. Использовать при этом язык или губы строго запреща</text:span><text:span text:style-name="T4">-</text:span><text:span text:style-name="T3">ется! Особое внимание он уделяет наибо</text:span><text:span text:style-name="T4">-</text:span><text:span text:style-name="T3">лее чувствительным эрогенным зонам, о которых уже узнал в процессе игры. </text:span></text:p>
            <text:p text:style-name="P51"><text:span text:style-name="T3">Массаж завершается нежным поцелу</text:span><text:span text:style-name="T4">-</text:span><text:span text:style-name="T3">ем девушки в шейку, и она выбирает любой следующий фант.</text:span></text:p>
          </table:table-cell>
          <table:table-cell table:style-name="Table1.A1" office:value-type="string">
            <text:p text:style-name="P4">3</text:p>
            <text:p text:style-name="P4"/>
            <text:p text:style-name="P13"><text:span text:style-name="T3">Мужчина откидывается в кресле с за</text:span><text:span text:style-name="T4">-</text:span><text:span text:style-name="T3">вязанными глазами, слегка раздвинув ноги и положив руки за голову. Девушка, нырнув язычком в глубину его рта, страст</text:span><text:span text:style-name="T4">-</text:span><text:span text:style-name="T3">но целует мужчину в губы, а затем начина</text:span><text:span text:style-name="T4">-</text:span><text:span text:style-name="T3">ет свои ласки. Используя массажное масло, она пять минут нежно и нетороп</text:span><text:span text:style-name="T4">-</text:span><text:span text:style-name="T3">ливо ласкает руками его мошонку, член, ласково перебирает пальцами яички, гу</text:span><text:span text:style-name="T4">-</text:span><text:span text:style-name="T3">бами дразнит напрягшуюся головку. На</text:span><text:span text:style-name="T4">-</text:span><text:span text:style-name="T3">конец она нежно целует его сначала в адно, а затем — другое яичко и прекраща</text:span><text:span text:style-name="T4">-</text:span><text:span text:style-name="T3">ет свою сладкую пытку. </text:span></text:p>
            <text:p text:style-name="Standard"><text:span text:style-name="T3">Пять розовых фантов в колоде заме</text:span><text:span text:style-name="T4">-</text:span><text:span text:style-name="T3">няются красными и игра продолжается дальше.</text:span></text:p>
          </table:table-cell>
        </table:table-row>
        <table:table-row table:style-name="Table1.1">
          <table:table-cell table:style-name="Table1.A1" office:value-type="string">
            <text:p text:style-name="P4">4</text:p>
            <text:p text:style-name="P4"/>
            <text:p text:style-name="P16"><text:span text:style-name="T2"><text:s/></text:span><text:span text:style-name="T3">Лежа в положении </text:span><text:span text:style-name="T7">«69 на боку», </text:span><text:span text:style-name="T3">вы нежно и чувственно ласкаете руками друг друга. </text:span></text:p>
            <text:p text:style-name="P17"><text:span text:style-name="T3">Удобно и расслабленно расположившись между ног партнера, каждый приподнимает и разворачивает согнутую в колене ногу, подставляя свою промежность. В то время как одна рука опирается на локоть, вторая с наслаждением гладит и ласкает. Ладони должны быть теплыми и очень хорошо сма</text:span><text:span text:style-name="T4">-</text:span><text:span text:style-name="T3">занными, а губы и язык не принимают учас</text:span><text:span text:style-name="T4">-</text:span><text:span text:style-name="T3">тие в действе. Все делается очень нетороп</text:span><text:span text:style-name="T4">-</text:span><text:span text:style-name="T3">ливо, чувственно и нежно. Пальцы словно играют с чем-то драгоценным и хрупким, перебирая, поглаживая и теребя. Внутрен</text:span><text:span text:style-name="T4">-</text:span><text:span text:style-name="T3">няя сторона бедер, паховая зона, промеж</text:span><text:span text:style-name="T4">-</text:span><text:span text:style-name="T3">ность, гениталии — самые нежные и чувс</text:span><text:span text:style-name="T4">-</text:span><text:span text:style-name="T3">твенные места наслаждаются лаской и ощущениями. </text:span></text:p>
            <text:p text:style-name="P17"><text:span text:style-name="T3">Через пять минут вы целуете друг друга между ног и переходите к розыгрышу сле</text:span><text:span text:style-name="T4">-</text:span><text:span text:style-name="T3">дующего фанта.</text:span></text:p>
            <text:p text:style-name="P54"/>
          </table:table-cell>
          <table:table-cell table:style-name="Table1.A1" office:value-type="string">
            <text:p text:style-name="P4">5</text:p>
            <text:p text:style-name="P74"/>
            <text:p text:style-name="P22"><text:span text:style-name="T3">Девушка ложится на спину с завязан</text:span><text:span text:style-name="T4">-</text:span><text:span text:style-name="T3">ными глазами, расслабляясь в предвку</text:span><text:span text:style-name="T4">-</text:span><text:span text:style-name="T3">шении наслаждения, а мужчина десять минут ласкает ее мехом, губами и языком. </text:span></text:p>
            <text:p text:style-name="P23"><text:span text:style-name="T3">Используя мех (рукавичку, кисточку) или перышко, мужчина начинает свою чувственную игру. Нашептывая ласковые слова, он, чуть касаясь, скользит вдоль нежной кожи девушки, даря ей столь не</text:span><text:span text:style-name="T4">-</text:span><text:span text:style-name="T3">обычное наслаждение. Затем к игре под</text:span><text:span text:style-name="T4">-</text:span><text:span text:style-name="T3">ключаются губы, нежными поцелуями покрывающие распростертое в неге тело девушки. И вот уже влажный кончик горя</text:span><text:span text:style-name="T4">-</text:span><text:span text:style-name="T3">чего языка сладкой змейкой крадется между раздвинутых ножек. Нежно сколь</text:span><text:span text:style-name="T4">-</text:span><text:span text:style-name="T3">знув, он, наконец, ныряет в промежность, доводя до сладкой дрожи плоть. </text:span></text:p>
            <text:p text:style-name="P55">Девушка выбирает любой следующий фант или принимает решение о переходе к «красной» игре.</text:p>
            <text:p text:style-name="P53"/>
          </table:table-cell>
          <table:table-cell table:style-name="Table1.A1" office:value-type="string">
            <text:p text:style-name="P5">6</text:p>
            <text:p text:style-name="P5"/>
            <text:p text:style-name="P2"><text:span text:style-name="T3">Девушка берет ленточку (галстук, пяти</text:span><text:span text:style-name="T4">-</text:span><text:span text:style-name="T3">сатевровую купюру, ...) и, поцеловав член мужчине, завязывает на нем изящ</text:span><text:span text:style-name="T4">-</text:span><text:span text:style-name="T3">ный бантик. Этот изумительно привлека</text:span><text:span text:style-name="T4">-</text:span><text:span text:style-name="T3">тельный бантик красуется там в процессе выполнения всего следующего фанта, выбираемого барышней.</text:span></text:p>
          </table:table-cell>
        </table:table-row>
        <table:table-row table:style-name="Table1.1">
          <table:table-cell table:style-name="Table1.A1" office:value-type="string">
            <text:p text:style-name="P4">7</text:p>
            <text:p text:style-name="P4"/>
            <text:p text:style-name="P28"><text:span text:style-name="T6"><text:s text:c="4"/></text:span><text:span text:style-name="T3">Италия — страна великой культуры! Что только не подарила она человечест</text:span><text:span text:style-name="T4">-</text:span><text:span text:style-name="T3">ву, каких только шедевров. Так, «италь</text:span><text:span text:style-name="T4">-</text:span><text:span text:style-name="T3">янский метод» одевания презерватива вне всяких сомнений внес огромный вклад с дело сексуального искусства. </text:span></text:p>
            <text:p text:style-name="P57">Кто не знает, «итальянский метод» это одевание презерватива на член ртом. Очень изящно, не навязчиво и, как правило, — абсолютно в тему. </text:p>
            <text:p text:style-name="P28"><text:span text:style-name="T3">Задача девушки прямо сейчас, на практике, до совершенства отточить знание «итальянского». Сначала она просто оральными ласками поднимает член, а затем, придерживая губками взя</text:span><text:span text:style-name="T4">-</text:span><text:span text:style-name="T3">тый в рот презерватив, накатывая и не прибегая к помощи рук, одевает его на эрегированный орган. Получилось? От</text:span><text:span text:style-name="T4">-</text:span><text:span text:style-name="T3">лична! Если нет, берем новый презерва</text:span><text:span text:style-name="T4">-</text:span><text:span text:style-name="T3">тив и так- до успешной попытки. </text:span></text:p>
            <text:p text:style-name="P57">Теперь вам ничего не остается делать, кроме как переходить к «красной» игре, чтобы проверить, качественна ли одет»~ презерватив.</text:p>
            <text:p text:style-name="P54"/>
          </table:table-cell>
          <table:table-cell table:style-name="Table1.A1" office:value-type="string">
            <text:p text:style-name="P6">8</text:p>
            <text:p text:style-name="P6"/>
            <text:p text:style-name="P24"><text:span text:style-name="T6"><text:s text:c="5"/></text:span><text:span text:style-name="T3">Мужчина, полностью расслабившись и закрыв глаза, ложится на живот, чуть раздвинув ноги, а девушка, используя массажное масло, делает ему нежный и чувственный эротический массаж. </text:span></text:p>
            <text:p text:style-name="P23"><text:span text:style-name="T3">Начав делать массаж руками, она затем склоняется над мужчиной сверху и, скользя вдоль, массирует его своим обнаженным телом, сначала чуть каса</text:span><text:span text:style-name="T4">-</text:span><text:span text:style-name="T3">ясь только кончиками сосков, затем всей грудью, животом, лобком, ногами, с каждым разом все теснее и теснее прижимаясь к нему... </text:span></text:p>
            <text:p text:style-name="P30"><text:span text:style-name="T3">Завершив свой изумительный мас</text:span><text:span text:style-name="T4">-</text:span><text:span text:style-name="T3">саж, барышня меняет пять розовых фаитав в колоде на красные и выбирает следующий фант</text:span></text:p>
          </table:table-cell>
          <table:table-cell table:style-name="Table1.A1" office:value-type="string">
            <text:p text:style-name="P4">9</text:p>
            <text:p text:style-name="P4"/>
            <text:p text:style-name="P23"><text:span text:style-name="T1"><text:s/></text:span><text:span text:style-name="T3">Девушка с завязанными глазами отки</text:span><text:span text:style-name="T4">-</text:span><text:span text:style-name="T3">дывается в кресле, раздвинув ножки и расслабившись. Поцеловав барышню в губки, мужчина опускается на колени у нее между ног и пятнадцать минут чувс</text:span><text:span text:style-name="T4">-</text:span><text:span text:style-name="T3">твенно ласкает. </text:span></text:p>
            <text:p text:style-name="P23"><text:span text:style-name="T3">Сначала он нежно трогает ее обнажен</text:span><text:span text:style-name="T4">-</text:span><text:span text:style-name="T3">ное тело, гладит живат, ножки, внутрен</text:span><text:span text:style-name="T4">-</text:span><text:span text:style-name="T3">нюю поверхность бедер. Затем целует и ласкает грудь, сосет, лижет и пощипыва</text:span><text:span text:style-name="T4">-</text:span><text:span text:style-name="T3">ет сосочки, кончиком языка медленно скользит вдоль живота вниз, огибает лобок, теребит и перебирает губами не</text:span><text:span text:style-name="T4">-</text:span><text:span text:style-name="T3">жные складочки половых губ. Почувство</text:span><text:span text:style-name="T4">-</text:span><text:span text:style-name="T3">вав возбуждение девушки, он начинает ласкать губами и языком ее клитар, а ва влагалище осторожно вводит палец. На</text:span><text:span text:style-name="T4">-</text:span><text:span text:style-name="T3">слаждаясь ее соками, он в то же время нежна массирует девушке точку G. </text:span></text:p>
            <text:p text:style-name="P23"><text:span text:style-name="T3">Завершив ласки, мужчина вновь целу</text:span><text:span text:style-name="T4">-</text:span><text:span text:style-name="T3">ет девушку в губы, и ана выбирает любой следующий фант или принимает решение о переходе к «красной» игре.</text:span></text:p>
            <text:p text:style-name="P71"/>
          </table:table-cell>
        </table:table-row>
      </table:table>
      <text:p text:style-name="Standard"/>
      <text:p text:style-name="Standard"/>
      <table:table table:name="Table2" table:style-name="Table2">
        <table:table-column table:style-name="Table2.A" table:number-columns-repeated="2"/>
        <table:table-column table:style-name="Table2.C"/>
        <table:table-row table:style-name="Table2.1">
          <table:table-cell table:style-name="Table2.A1" office:value-type="string">
            <text:p text:style-name="P4">10</text:p>
            <text:p text:style-name="P52"><text:s text:c="3"/></text:p>
            <text:p text:style-name="P31"><text:span text:style-name="T6"><text:s/></text:span><text:span text:style-name="T3">Девушка лежит на спине с завязан</text:span><text:span text:style-name="T4">-</text:span><text:span text:style-name="T3">ными глазами, а мужчина, взяв кусочек льда, медленно и чувственно скользит обжигающим холодом по ее обнаженно</text:span><text:span text:style-name="T4">-</text:span><text:span text:style-name="T3">му телу, Начав с шеи, он постепенно опускается вниз, проводит вокруг одной и другой груди, дразнит льдом сосочки. Затем, чуть согрев их своими губами, опять касается льдом, и вдруг резко пробегает холодной змейкой вдаль жи</text:span><text:span text:style-name="T4">-</text:span><text:span text:style-name="T3">вота в промежность. Поиграв холодам там, раздвигает ножки и скользит льдом по их внутренней стороне. Горячим язы</text:span><text:span text:style-name="T4">-</text:span><text:span text:style-name="T3">кам ласково согревает складочки поло</text:span><text:span text:style-name="T4">-</text:span><text:span text:style-name="T3">вых губок и вдруг новым кусочком льда внезапно вновь обжигает плоть, застав</text:span><text:span text:style-name="T4">-</text:span><text:span text:style-name="T3">ляя ее вздрагивать и сжиматься ат не</text:span><text:span text:style-name="T4">-</text:span><text:span text:style-name="T3">ожиданности. </text:span></text:p>
            <text:p text:style-name="P31"><text:span text:style-name="T3">Опять язык, жаркое дыхание и снова лед. Он тает и уже не нужен, палец пог</text:span><text:span text:style-name="T4">-</text:span><text:span text:style-name="T3">ружается во влагалище., а язык и губы нежно отогревают дрожащую от на-. слаждения плоть. </text:span></text:p>
            <text:p text:style-name="P57">Девушка выбирает любой следующий разовый или красный фант.</text:p>
          </table:table-cell>
          <table:table-cell table:style-name="Table2.A1" office:value-type="string">
            <text:p text:style-name="P4">11</text:p>
            <text:p text:style-name="P4"/>
            <text:p text:style-name="P18"><text:span text:style-name="T1"><text:s text:c="5"/></text:span><text:span text:style-name="T3">Мужчина ложится на спину с завязан</text:span><text:span text:style-name="T4">-</text:span><text:span text:style-name="T3">ными глазами, полностью расслабив</text:span><text:span text:style-name="T4">-</text:span><text:span text:style-name="T3">шись в предвкушении наслаждения и немного раздвинув ноги. Девушка де</text:span><text:span text:style-name="T4">-</text:span><text:span text:style-name="T3">сять минут нежно ласкает ега обнажен</text:span><text:span text:style-name="T4">-</text:span><text:span text:style-name="T3">ное тело, используя сначала мех (рука</text:span><text:span text:style-name="T4">-</text:span><text:span text:style-name="T3">вичку, кисточку) или перышко, а затем, склонившись, — свои волосы. Чуть по</text:span><text:span text:style-name="T4">-</text:span><text:span text:style-name="T3">мочь губами или язычком — позволи</text:span><text:span text:style-name="T4">-</text:span><text:span text:style-name="T3">тельно, но делать что-либо руками стра</text:span><text:span text:style-name="T4">-</text:span><text:span text:style-name="T3">m запрещено! Особое внимание барыш</text:span><text:span text:style-name="T4">-</text:span><text:span text:style-name="T3">ня уделяет наиболее чувствительным эрогенным зонам джентльмена, о кото</text:span><text:span text:style-name="T4">-</text:span><text:span text:style-name="T3">рых возможно уже знает из розыгрыша предыдущих фантов.</text:span></text:p>
            <text:p text:style-name="P54"/>
          </table:table-cell>
          <table:table-cell table:style-name="Table2.A1" office:value-type="string">
            <text:p text:style-name="P4">12</text:p>
            <text:p text:style-name="P4"/>
            <text:p text:style-name="P19"><text:span text:style-name="T3">Мужчина ложится спиной на рассте</text:span><text:span text:style-name="T4">-</text:span><text:span text:style-name="T3">ленную махровую простыню и становится лакомым десертом для девушки. </text:span></text:p>
            <text:p text:style-name="P17"><text:span text:style-name="T3">Сначала она готовит это изумительное блюдо: расписывает шоколадом или сливками узоры в тех местах, которыми сама хотела бы полакомиться, расклады</text:span><text:span text:style-name="T4">-</text:span><text:span text:style-name="T3">вает кусочки фруктов, наливает в пупок ликер, готовит себе «эскимо в шоколаде». Затем начинается необычное пиршество. Тщательно вылизывая аппетитное тело, сьедая фрукты, она медленно опускается все ниже и ниже, высасывает ликер из пупка и, наконец, добирается до самого вкусного. Такое изумительное эскимо сведет с ума любую сладкоежку! </text:span></text:p>
            <text:p text:style-name="Standard"><text:span text:style-name="T3">Закончив трапезу, девушка моет джентльмена под душем, и, заменив в ко</text:span><text:span text:style-name="T4">-</text:span><text:span text:style-name="T3">лоде пять розовых фантов красными, вы</text:span><text:span text:style-name="T4">-</text:span><text:span text:style-name="T3">бирает любой следующий фант</text:span></text:p>
          </table:table-cell>
        </table:table-row>
        <table:table-row table:style-name="Table2.1">
          <table:table-cell table:style-name="Table2.A1" office:value-type="string">
            <text:p text:style-name="P4">13</text:p>
            <text:p text:style-name="P4"/>
            <text:p text:style-name="P20"><text:span text:style-name="T2"><text:s/></text:span><text:span text:style-name="T3">Уложив фантующего на спину, второй игрок проводит очень важное и ответс</text:span><text:span text:style-name="T4">-</text:span><text:span text:style-name="T3">твенное исследование. Тщательно и не спеша изучая каждый сантиметр распро</text:span><text:span text:style-name="T4">-</text:span><text:span text:style-name="T3">стертого тела губами, он старается как можно больше раскрыть секреты его чувствительности. Можно немного пома-гать себе языком и покусывать, но все это только ради одной благой цели, — найти ключики к сексуальности партнера. Фан</text:span><text:span text:style-name="T4">-</text:span><text:span text:style-name="T3">тующий при этом никак не сдерживается и не пытается скрыть своих эмоций. На</text:span><text:span text:style-name="T4">-</text:span><text:span text:style-name="T3">оборот, подсказывая и комментируя, он помогает партнеру лучше и быстрее по</text:span><text:span text:style-name="T4">-</text:span><text:span text:style-name="T3">нять свою чувственность и особенности. </text:span></text:p>
            <text:p text:style-name="P51"><text:span text:style-name="T3">Затем вы меняетесь ролями, но теперь второй игрок лежит на животе, и уже фан</text:span><text:span text:style-name="T4">-</text:span><text:span text:style-name="T3">тующий начинает свое увлекательное ис</text:span><text:span text:style-name="T4">-</text:span><text:span text:style-name="T3">следование.</text:span></text:p>
          </table:table-cell>
          <table:table-cell table:style-name="Table2.A1" office:value-type="string">
            <text:p text:style-name="P4">14</text:p>
            <text:p text:style-name="P74"/>
            <text:p text:style-name="P7"><text:span text:style-name="T3">Мужчина садится на кровать, скрестив перед собой наги и положив на них по</text:span><text:span text:style-name="T4">-</text:span><text:span text:style-name="T3">душку. Девушка ложится на спину голо</text:span><text:span text:style-name="T4">-</text:span><text:span text:style-name="T3">вой к нему, положив голову на эту по</text:span><text:span text:style-name="T4">-</text:span><text:span text:style-name="T3">душку и полностью расслабившись с за</text:span><text:span text:style-name="T4">-</text:span><text:span text:style-name="T3">крытыми глазами. Смазав руки массаж</text:span><text:span text:style-name="T4">-</text:span><text:span text:style-name="T3">ным арамамаслом, мужчина нежно и не спеша начинает массировать барышне грудь. Как можно чувственнее и мягче об</text:span><text:span text:style-name="T4">-</text:span><text:span text:style-name="T3">хватывая ладонью, гладит, ласкает и пе</text:span><text:span text:style-name="T4">-</text:span><text:span text:style-name="T3">реминает ее. Чуть касаясь кончиками пальцев, или, наоборот, слегка пощипы</text:span><text:span text:style-name="T4">-</text:span><text:span text:style-name="T3">вая, он играет с сосочками, дразня и воз</text:span><text:span text:style-name="T4">-</text:span><text:span text:style-name="T3">буждая их. Вместе вы искренне наслаж</text:span><text:span text:style-name="T4">-</text:span><text:span text:style-name="T3">даетесь этим действом, становясь все ближе друг другу. </text:span></text:p>
            <text:p text:style-name="P58">Посчитав, что пора завершать массаж, барышня выбирает любой следующий Фант.</text:p>
            <text:p text:style-name="P53"/>
          </table:table-cell>
          <table:table-cell table:style-name="Table2.A1" office:value-type="string">
            <text:p text:style-name="P5">15 </text:p>
            <text:p text:style-name="P5"/>
            <text:p text:style-name="P2"><text:span text:style-name="T3">Мужчина должен попробовать научить девушку чему-либо новому для нве в сексе прямо сейчас. При этом не имеются в виде просто позы и все. Нужно найти или придумать что-либо посложнее и тоньше. Это может быть необычный по</text:span><text:span text:style-name="T4">-</text:span><text:span text:style-name="T3">целуй, новый вид ласки, особое напряже</text:span><text:span text:style-name="T4">-</text:span><text:span text:style-name="T3">ние каких-либо мышц, специфическое движение во время секса, ... Все что угодно, но обязательно новое, приятное и интересное.</text:span></text:p>
            <text:p text:style-name="P5"/>
          </table:table-cell>
        </table:table-row>
        <table:table-row table:style-name="Table2.1">
          <table:table-cell table:style-name="Table2.A1" office:value-type="string">
            <text:p text:style-name="P4">16</text:p>
            <text:p text:style-name="P4"/>
            <text:p text:style-name="P8"><text:span text:style-name="T10"><text:s text:c="4"/></text:span><text:span text:style-name="T3">Мужчина с завязанными глазами ла</text:span><text:span text:style-name="T4">-</text:span><text:span text:style-name="T3">жится на спину, чуть раздвинув ноги и расслабившись в предвкушении удо</text:span><text:span text:style-name="T4">-</text:span><text:span text:style-name="T3">вольствия. Используя специальное масло, девушка делает ему нежный и чувственный эротический массаж. </text:span></text:p>
            <text:p text:style-name="P8"><text:span text:style-name="T3">Начав делать массаж руками, она затем склоняется над мужчиной сверху и, скользя вдоль, массирует его своим обнаженным телом, сначала чуть каса</text:span><text:span text:style-name="T4">-</text:span><text:span text:style-name="T3">ясь только кончиками сосков, затем всей грудью, животом, лобком, ногами, с каждым разом все теснее и теснее при</text:span><text:span text:style-name="T4">-</text:span><text:span text:style-name="T3">жимаясь к нему... </text:span></text:p>
            <text:p text:style-name="P8"><text:span text:style-name="T3">Завершив свой изумительный мас</text:span><text:span text:style-name="T4">-</text:span><text:span text:style-name="T3">саж, девушка меняет пять розовых фан</text:span><text:span text:style-name="T4">-</text:span><text:span text:style-name="T3">тав в колоде на красные и выбирает сле</text:span><text:span text:style-name="T4">-</text:span><text:span text:style-name="T3">дующий фант.</text:span></text:p>
            <text:p text:style-name="P54"/>
          </table:table-cell>
          <table:table-cell table:style-name="Table2.A1" office:value-type="string">
            <text:p text:style-name="P6">17 </text:p>
            <text:p text:style-name="P6"/>
            <text:p text:style-name="P3"><text:span text:style-name="T6"><text:s text:c="5"/></text:span><text:span text:style-name="T3">Мужчина откидывается в кресле с завя</text:span><text:span text:style-name="T4">-</text:span><text:span text:style-name="T3">занными глазами, а девушка десять минут ласкает его губами и языком. Чуть посо</text:span><text:span text:style-name="T4">-</text:span><text:span text:style-name="T3">сав для начала головку члена, она прохо</text:span><text:span text:style-name="T4">-</text:span><text:span text:style-name="T3">дится по ней языком, нежно облизывая с. разных сторон, чередуя легкие прикосно</text:span><text:span text:style-name="T4">-</text:span><text:span text:style-name="T3">вения с сильными, отрывистыми движени</text:span><text:span text:style-name="T4">-</text:span><text:span text:style-name="T3">ями. Трепещущими касаниями кончика языка дразнит уздечку, играя остротой ее ощущений. Затем проходит лопаточкой языка вниз, до самых яичек. Перебирая губками вдаль ствола, вновь продвигается вверх. Резко заглатывает член целиком, вновь сосет и облизывает. Взяв головку в рот, обвивается и вращает вокруг нее язы</text:span><text:span text:style-name="T4">-</text:span><text:span text:style-name="T3">кам.... В то время как губки и язык «заня</text:span><text:span text:style-name="T4">-</text:span><text:span text:style-name="T3">ты своим делом», пальчики руки нежно пе</text:span><text:span text:style-name="T4">-</text:span><text:span text:style-name="T3">ребирают и ласкают яички. </text:span></text:p>
            <text:p text:style-name="P30"><text:span text:style-name="T3">Сося, облизывая, заглатывая, целуя, и покусывая губками, девушка сама откро</text:span><text:span text:style-name="T4">-</text:span><text:span text:style-name="T3">венно наслаждается действом. Завершив сваю игру., ана выбирает любой следую</text:span><text:span text:style-name="T4">-</text:span><text:span text:style-name="T11">щий фант.</text:span></text:p>
          </table:table-cell>
          <table:table-cell table:style-name="Table2.A1" office:value-type="string">
            <text:p text:style-name="P4">18</text:p>
            <text:p text:style-name="P4"/>
            <text:p text:style-name="P9"><text:span text:style-name="T1"><text:s/></text:span><text:span text:style-name="T3">Существуют разные мнения о наличии у мужчин точки G. Наиболее часто упоми</text:span><text:span text:style-name="T4">-</text:span><text:span text:style-name="T3">наются две: в районе уздечки члена и в анусе со стороны простаты. Вместо того чтобы спорить, проще всего разобраться с этим важным вопросом опытным путем. </text:span></text:p>
            <text:p text:style-name="P8"><text:span text:style-name="T3">Мужчина ложится на краю кровати, а девушка, расположившись на коленях между его раздвинутых ног, начинает «исследование». Кроме собственных пальчиков, губок и языка ей дополни</text:span><text:span text:style-name="T4">-</text:span><text:span text:style-name="T3">тельно потребуется анальная смазка. </text:span></text:p>
            <text:p text:style-name="P59">Нежно поглаживая яички, она целует и перебирает губками ствол члена, дразнит язычком головку и, наконец, начинает теребить ero кончиком уздечку, убеждаясь в ее неимоверной чувствительности. Не прекращая экспериментов, она вводит смазанный пальчик в анус мужчины и, чуть загнув его вверх, начинает осторожно искать вторую волшебную точку. </text:p>
            <text:p text:style-name="P71">Поставив барышне оценку, мужчина выбирает следующий фант</text:p>
          </table:table-cell>
        </table:table-row>
      </table:table>
      <text:p text:style-name="Standard"/>
      <text:p text:style-name="Standard"/>
      <text:p text:style-name="Standard"/>
      <table:table table:name="Table3" table:style-name="Table3">
        <table:table-column table:style-name="Table3.A" table:number-columns-repeated="2"/>
        <table:table-column table:style-name="Table3.C"/>
        <table:table-row table:style-name="Table3.1">
          <table:table-cell table:style-name="Table3.A1" office:value-type="string">
            <text:p text:style-name="P4">19</text:p>
            <text:p text:style-name="P52"><text:s text:c="3"/></text:p>
            <text:p text:style-name="P28"><text:span text:style-name="T6"><text:s/></text:span><text:span text:style-name="T3">Мужчина садится с краю кровати, опус</text:span><text:span text:style-name="T4">-</text:span><text:span text:style-name="T3">тив на пол ноги. Расположившись спиной к нему, девушка так же садится на кровать между ног: мужчины. Прижавшись к спине девушки грудью и обхватив спере</text:span><text:span text:style-name="T4">-</text:span><text:span text:style-name="T3">ди, он обнимает и ласкает ее двумя рука</text:span><text:span text:style-name="T4">-</text:span><text:span text:style-name="T3">ми. Трогает, гладит и переминает грудь, нежно пощипывает и теребит сосочки. Плавно опускаясь вниз, чувственно погла</text:span><text:span text:style-name="T4">-</text:span><text:span text:style-name="T3">живает животик и бедра, слегка массирует ладонями лобок. Поласкав внутреннюю сторону бедер, медленно продвигается к промежности. Нежно проводя кончиками пальцев по паховым складочкам, поло</text:span><text:span text:style-name="T4">-</text:span><text:span text:style-name="T3">вым губкам, постепенно добирается до клитора, лаская и теребя его. Раздвинув уже набухшие губки, ныряет одним паль</text:span><text:span text:style-name="T4">-</text:span><text:span text:style-name="T3">цем во влажную глубину, а вторым про</text:span><text:span text:style-name="T4">-</text:span><text:span text:style-name="T3">должает ласкать кпитор, доводя девушку до дрожи. Целуя ее сзади в шейку, нашеп</text:span><text:span text:style-name="T4">-</text:span><text:span text:style-name="T3">тывает на ушко ласковые словечки, пока барышня не захочет выбрать следующий фант.</text:span></text:p>
          </table:table-cell>
          <table:table-cell table:style-name="Table3.A1" office:value-type="string">
            <text:p text:style-name="P4">20</text:p>
            <text:p text:style-name="P4"/>
            <text:p text:style-name="P33"><text:span text:style-name="T1"><text:s text:c="5"/></text:span><text:span text:style-name="T3">Сев на кровать со скрещенными ногами друг напротив друга, вы настраи</text:span><text:span text:style-name="T4">-</text:span><text:span text:style-name="T3">ваетесь на чувственные отношения и близость. </text:span></text:p>
            <text:p text:style-name="P61">Вытянув вперед и положив правую ладонь на сердце партнера, левой рукой каждый накрывает прижатую к его вещему ладонь. </text:p>
            <text:p text:style-name="P61">Настраиваясь на понимание, любовь и близость, каждый расслабляется и нежно смотрит в глаза партнеру, .стараясь чувствовать его сексуальность и энергетику Тантра советует смотреть при этом в левый; глаз партнера, но это не столь важно по отношению к желанию быть искренним и открытым. </text:p>
            <text:p text:style-name="P34"><text:span text:style-name="T3">Нежно поцеловав друг друга в губы, вы «возвращаетесь на землю» и перехо</text:span><text:span text:style-name="T4">-</text:span><text:span text:style-name="T3">дите к следующему фанту.</text:span></text:p>
            <text:p text:style-name="P62"/>
            <text:p text:style-name="P54"/>
          </table:table-cell>
          <table:table-cell table:style-name="Table3.A1" office:value-type="string">
            <text:p text:style-name="P4">21</text:p>
            <text:p text:style-name="P4"/>
            <text:p text:style-name="P36"><text:span text:style-name="T3">Девушка садится в кресло, широко раздвинув ножки и, не стесняясь, рас</text:span><text:span text:style-name="T4">-</text:span><text:span text:style-name="T3">сказывает мужчине, какие оральные ласки ей нравятся больше всего. При этом она очень подробно останавлива</text:span><text:span text:style-name="T4">-</text:span><text:span text:style-name="T3">ется на нюансах и наиболее важных де</text:span><text:span text:style-name="T4">-</text:span><text:span text:style-name="T3">талях, при необходимости пальчиком иллюстрируя это. Затем она откидыва</text:span><text:span text:style-name="T4">-</text:span><text:span text:style-name="T3">ется, а мужчина встает на колени и про</text:span><text:span text:style-name="T4">-</text:span><text:span text:style-name="T3">бует, следуя услышанным пожеланиям, доставить ей максимальное наслажде</text:span><text:span text:style-name="T4">-</text:span><text:span text:style-name="T3">ние. Если у джентльмена что-либо не совсем получается, девушка помогает исправить ошибки, подсказывая, помо</text:span><text:span text:style-name="T4">-</text:span><text:span text:style-name="T3">гая или направляя рукой его пальцы или голову. Чередуя нежные, порхающие движения языка с мягкими, но настой</text:span><text:span text:style-name="T4">-</text:span><text:span text:style-name="T3">чивыми ласками губ, он сам ищет «вер</text:span><text:span text:style-name="T4">-</text:span><text:span text:style-name="T3">ную дорожку» к ее блаженству. </text:span></text:p>
            <text:p text:style-name="P64">Если «ученик» оказался способным и урок удался, он награждается правом выбрать следующий фант и заменить в колоде два розовых фанта красными.</text:p>
            <text:p text:style-name="P53"/>
          </table:table-cell>
        </table:table-row>
        <table:table-row table:style-name="Table3.1">
          <table:table-cell table:style-name="Table3.A1" office:value-type="string">
            <text:p text:style-name="P4">22</text:p>
            <text:p text:style-name="P4"/>
            <text:p text:style-name="P38"><text:span text:style-name="T2"><text:s/></text:span><text:span text:style-name="T3">Мужчина садится в кресло, раздвинув ноги, и подробно рассказывает девушке, какие оральные ласки ему нравятоя боль</text:span><text:span text:style-name="T4">-</text:span><text:span text:style-name="T3">ше всего. При этом он очень откровенно останавливается всех наиболее важных деталях и дает пояснения. Закончив рас</text:span><text:span text:style-name="T4">-</text:span><text:span text:style-name="T3">сказ, он откидывается в кресле, а девуьв</text:span><text:span text:style-name="T4">-</text:span><text:span text:style-name="T3">ка встает на колени и пробует довести его до состояния блаженства, следуя услы</text:span><text:span text:style-name="T4">-</text:span><text:span text:style-name="T3">шанным пожеланиям. Действуя губками и язычком, она одновременно с этим лас</text:span><text:span text:style-name="T4">-</text:span><text:span text:style-name="T3">кает пальцами яички и нежно гладит про</text:span><text:span text:style-name="T4">-</text:span><text:span text:style-name="T3">межность, чуть подразнивая вход в анус. Если у барышни что-либо не совсем по</text:span><text:span text:style-name="T4">-</text:span><text:span text:style-name="T3">лучается, джентльмен помогает испра</text:span><text:span text:style-name="T4">-</text:span><text:span text:style-name="T3">вить ошибки, подсказывая, помогая или направляя рукой ее голову. </text:span></text:p>
            <text:p text:style-name="P38"><text:span text:style-name="T3">Если «ученица» оказалась способной, она награждается правом выбрать следу</text:span><text:span text:style-name="T4">-</text:span><text:span text:style-name="T3">ющий фант и заменяет два розовых фанта в колоде красными.</text:span></text:p>
            <text:p text:style-name="P54"/>
          </table:table-cell>
          <table:table-cell table:style-name="Table3.A1" office:value-type="string">
            <text:p text:style-name="P4">23</text:p>
            <text:p text:style-name="P74"/>
            <text:p text:style-name="P41"><text:span text:style-name="T3">Девушка садится на край кровати или е кресло, широко раздвинув ножки. Муж</text:span><text:span text:style-name="T12">-</text:span><text:span text:style-name="T3">чина встает на коленях у нее между ног, а девушка страстно, нежно и горячо целует его. После этого она откидывается, а мужчина должен максимально схоже повто</text:span><text:span text:style-name="T4">-</text:span><text:span text:style-name="T3">рить этот поцелуй, но теперь у нее между ножек. Если это не совсем получилось, урок повторяется и так — до полного сов</text:span><text:span text:style-name="T4">-</text:span><text:span text:style-name="T3">падения. После этого девушка на его ла</text:span><text:span text:style-name="T4">-</text:span><text:span text:style-name="T3">дони демонстрирует губками и язычком, что бы она еще хотела почувствовать у себя в промежности, и мужчина стара</text:span><text:span text:style-name="T4">-</text:span><text:span text:style-name="T3">тельно выполняет следующее задание. </text:span></text:p>
            <text:p text:style-name="P42"><text:span text:style-name="T3">Если задание выполнено хорошо, спо</text:span><text:span text:style-name="T4">-</text:span><text:span text:style-name="T3">собный «ученик» награждается нежным поцелуем и ему дается право заменить в колоде два розовых фанта красными.</text:span></text:p>
            <text:p text:style-name="P58">.</text:p>
            <text:p text:style-name="P53"/>
          </table:table-cell>
          <table:table-cell table:style-name="Table3.A1" office:value-type="string">
            <text:p text:style-name="P5">24</text:p>
            <text:p text:style-name="P39"><text:span text:style-name="T3">Фантующий откровенно рассказыва</text:span><text:span text:style-name="T4">-</text:span><text:span text:style-name="T3">ет, может ли он представить себе, что к их кампании присоединяется кто-либо третий. Кто зто мог бы быть — женщина или мужчина и все ли тогда можно было позволить ему. Кто знает, что будет со временем, но сегодня это не более чем фантазия и второй игрок подхватывает ее. Если такая идея кажется вам обоим интересной, вы приглашаете кого-либо знакомого на следующую игру.</text:span></text:p>
            <text:p text:style-name="P65">Заменив три розовых фанта в колоде красными, вы продолжаете дальше свою увлекательную игру.</text:p>
            <text:p text:style-name="P72"/>
          </table:table-cell>
        </table:table-row>
        <table:table-row table:style-name="Table3.1">
          <table:table-cell table:style-name="Table3.A1" office:value-type="string">
            <text:p text:style-name="P4">25</text:p>
            <text:p text:style-name="P14"><text:span text:style-name="T10"><text:s text:c="4"/></text:span><text:span text:style-name="T3">Мятный чай очень вкусная и полезная вещь„особенно в игре «Фанты», да еще с кусочками льда в придачу! </text:span></text:p>
            <text:p text:style-name="P15"><text:span text:style-name="T3">Мужчина ложится на край кровати с раздвинутыми ногами, а девушка зава</text:span><text:span text:style-name="T4">-</text:span><text:span text:style-name="T3">ривает свежий мятный чай и, подождав когда он немного остынет, начинает свое чаепитие. Но взамен сладкого у нов но менее приятное и интересное угощение. Сделав глоток очень теплого чая и не до конца проглатывая его, барышня берет в рот член и сосет его вместо конфетки. Как только он начнет твердеть, она пре</text:span><text:span text:style-name="T4">-</text:span><text:span text:style-name="T3">рывает сваи ласки и тут же проводит по стволу и мошонке кусочком льда. Главное при этом отодвинуть в сторону чашку, ведь риск, что ее отфутболят к потолку чрезвычайно велик! Девушка повторяет такое несколько раз, увле</text:span><text:span text:style-name="T4">-</text:span><text:span text:style-name="T3">ченно экспериментируя со льдом, чаем и «Конфеткой». </text:span></text:p>
            <text:p text:style-name="P54">Джентльмен принимает решение о переходе к следующему фанту</text:p>
          </table:table-cell>
          <table:table-cell table:style-name="Table3.A1" office:value-type="string">
            <text:p text:style-name="P6">26</text:p>
            <text:p text:style-name="P6"/>
            <text:p text:style-name="P34"><text:span text:style-name="T6"><text:s text:c="5"/></text:span><text:span text:style-name="T3">Некоторые участки тела достойны особого внимания, заслуживая того, что бы их внимательнейшим образом изучи-</text:span></text:p>
            <text:p text:style-name="P34"><text:span text:style-name="T3">Джентльмен ложится с краю кровати, а. девушка, расположившись на коленях между его раздвинутых ног„начинает свое очень интересное исследование. Небольшой участок промежности между мошонкой и анусом мужчины — чрезвы</text:span><text:span text:style-name="T4">-</text:span><text:span text:style-name="T3">чайно чувственная зона, предоставляю</text:span><text:span text:style-name="T4">-</text:span><text:span text:style-name="T3">щая любознательным девушкам воз</text:span><text:span text:style-name="T4">-</text:span><text:span text:style-name="T3">можность для весьма увлекательных эк</text:span><text:span text:style-name="T4">-</text:span><text:span text:style-name="T3">спериментов. Самым разным образом целуя и лаская это место губками, нежно порхая сладким жальцем языка, облизывая, теребя и щекоча, барышня может доставить мужчине неимоверный микс ощущений. Многие считают имен</text:span><text:span text:style-name="T4">-</text:span><text:span text:style-name="T3">но это место у мужчин наиболее чувс</text:span><text:span text:style-name="T4">-</text:span><text:span text:style-name="T3">твительным, и у барышни ость прекрас</text:span><text:span text:style-name="T4">-</text:span><text:span text:style-name="T3">ная возможность проверить эта. </text:span></text:p>
            <text:p text:style-name="P30"><text:span text:style-name="T3">Заменив два розовых фанта в колоде красными, вы продолжаете игру даль</text:span><text:span text:style-name="T4">-</text:span><text:span text:style-name="T3">ше'</text:span></text:p>
          </table:table-cell>
          <table:table-cell table:style-name="Table3.A1" office:value-type="string">
            <text:p text:style-name="P4">27</text:p>
            <text:p text:style-name="P4"/>
            <text:p text:style-name="P10"><text:span text:style-name="T1"><text:s/></text:span><text:span text:style-name="T3">Закрыв глаза, мужчина расслабленно лежит на животе, а девушка делает ему очень необычный массаж, ... или не мас</text:span><text:span text:style-name="T4">-</text:span><text:span text:style-name="T3">саж, ... вам решать, как это называется. </text:span></text:p>
            <text:p text:style-name="P8"><text:span text:style-name="T3">Лежа на животе, мужчина блаженству</text:span><text:span text:style-name="T4">-</text:span><text:span text:style-name="T3">ет, наслаждаясь необычными и чувствен</text:span><text:span text:style-name="T4">-</text:span><text:span text:style-name="T3">ными ощущениями, в то время как де</text:span><text:span text:style-name="T4">-</text:span><text:span text:style-name="T3">вушка массирует его спину своей про</text:span><text:span text:style-name="T4">-</text:span><text:span text:style-name="T3">межностью. Сидя наверху с широко рас</text:span><text:span text:style-name="T4">-</text:span><text:span text:style-name="T3">ставленными ногами, она тесно прижима</text:span><text:span text:style-name="T4">-</text:span><text:span text:style-name="T3">ется к его телу, медленно перемещаясь вдоль него. Раскачиваясь, вращая тазом и бедрами, чуть ерзая и потираясь, она не меньше него наслаждается действом, все больше возбуждаясь при этом. </text:span></text:p>
            <text:p text:style-name="P8"><text:span text:style-name="T3">Затем они меняются местами и теперь ужв мужчина, чуть касаясь тела барышни головкой своего члена, чувственно и нежно ласкает ее. Словно необычной кис</text:span><text:span text:style-name="T4">-</text:span><text:span text:style-name="T3">тью, он «рисует наслаждение на обнажен</text:span><text:span text:style-name="T4">-</text:span><text:span text:style-name="T3">ном холсте». </text:span></text:p>
            <text:p text:style-name="P8"><text:span text:style-name="T3">Заменив два розовых фанта в колоде красными, вы продолжаете свою увлека</text:span><text:span text:style-name="T4">-</text:span><text:span text:style-name="T3">тельную игру.</text:span></text:p>
            <text:p text:style-name="P71"/>
          </table:table-cell>
        </table:table-row>
      </table:table>
      <text:p text:style-name="Standard"/>
      <table:table table:name="Table4" table:style-name="Table4">
        <table:table-column table:style-name="Table4.A" table:number-columns-repeated="2"/>
        <table:table-column table:style-name="Table4.C"/>
        <text:soft-page-break/>
        <table:table-row table:style-name="Table4.1">
          <table:table-cell table:style-name="Table4.A1" office:value-type="string">
            <text:p text:style-name="P4">28</text:p>
            <text:p text:style-name="P52"><text:s text:c="3"/></text:p>
            <text:p text:style-name="P25"><text:span text:style-name="T3">Говорят у некоторых девушек во влага</text:span><text:span text:style-name="T4">-</text:span><text:span text:style-name="T3">лище действительно есть точка G. Вдруг и у присутствующей барышни тоже. Очень важно немедленно это проверить, па воз</text:span><text:span text:style-name="T4">-</text:span><text:span text:style-name="T3">можности максимально точно определив</text:span><text:span text:style-name="T4">-</text:span><text:span text:style-name="T3">шись с ее местоположением. </text:span></text:p>
            <text:p text:style-name="P23"><text:span text:style-name="T3">Девушка садится на край кровати или в кресло, широко раздвинув ножки. Мужчи</text:span><text:span text:style-name="T4">-</text:span><text:span text:style-name="T3">на встает на коленях у нее между ног и под чутким руководством проводит свай увле</text:span><text:span text:style-name="T4">-</text:span><text:span text:style-name="T3">кательный поиск. Разогрев для начала вход во влагалище языком, он осторожно вводит туда свой смазанный палец и начи</text:span><text:span text:style-name="T4">-</text:span><text:span text:style-name="T3">нает искать «волшебную кнопочку». Ста</text:span><text:span text:style-name="T4">-</text:span><text:span text:style-name="T3">раясь не терять контроля, девушка пытает</text:span><text:span text:style-name="T4">-</text:span><text:span text:style-name="T3">ся «руководить процессом», подсказывая направление движения, силу давления и частоту вибраций пальца исследователя. </text:span></text:p>
            <text:p text:style-name="P28"><text:span text:style-name="T3">Совместными усилиями вы находите искомое место и, «отметив его фломасте</text:span><text:span text:style-name="T4">-</text:span><text:span text:style-name="T3">ром», продолжаете игру, заменив при этом два розовых фанта в колоде красными.</text:span></text:p>
          </table:table-cell>
          <table:table-cell table:style-name="Table4.A1" office:value-type="string">
            <text:p text:style-name="P4">29</text:p>
            <text:p text:style-name="P4"/>
            <text:p text:style-name="P38"><text:span text:style-name="T1"><text:s text:c="5"/></text:span><text:span text:style-name="T3">Часто самые важные части тела оста</text:span><text:span text:style-name="T4">-</text:span><text:span text:style-name="T3">ются без должного внимания. Порой их даже никто ее массирует! Мужские яички как раз относятся к таким органам. Вот их то и следует немедленно помассировать. </text:span></text:p>
            <text:p text:style-name="P38"><text:span text:style-name="T3">Джентльмен сидит или лежит с краю кровати, а девушка, расположившись на коленях между его раздвинутых ног„на</text:span><text:span text:style-name="T4">-</text:span><text:span text:style-name="T3">чинает увлекательную профилактичес</text:span><text:span text:style-name="T4">-</text:span><text:span text:style-name="T3">кую процедуру </text:span></text:p>
            <text:p text:style-name="P18"><text:span text:style-name="T3">Используя крем или специальное масло, она двумя руками делает свой не</text:span><text:span text:style-name="T4">-</text:span><text:span text:style-name="T3">жный массаж. Чуть сжимает, ощупывает, трогает и гладит яички. Очень осторожно перекатывая их в своих пальцах, старает</text:span><text:span text:style-name="T4">-</text:span><text:span text:style-name="T3">ся делать это чувственно и нежно. Ощу</text:span><text:span text:style-name="T4">-</text:span><text:span text:style-name="T3">щая их округлую упругость, слегка масси</text:span><text:span text:style-name="T4">-</text:span><text:span text:style-name="T3">рует и переминает. Наслаждаясь таким изумительным массажем, джентльмен помогает барышне делать все правильно и приятно„нашептывая ей ласковые сло</text:span><text:span text:style-name="T4">-</text:span><text:span text:style-name="T3">вечки, давая советы и комментируя</text:span></text:p>
            <text:p text:style-name="P54"/>
          </table:table-cell>
          <table:table-cell table:style-name="Table4.A1" office:value-type="string">
            <text:p text:style-name="P4">30</text:p>
            <text:p text:style-name="P21"><text:span text:style-name="T3">Девушка расслабленно лежит на жи</text:span><text:span text:style-name="T4">-</text:span><text:span text:style-name="T3">воте, чуть раздвинув ножки и десять минут наслаждаясь нежными ласками. </text:span></text:p>
            <text:p text:style-name="P17"><text:span text:style-name="T3">Используя мех (рукавичку, кисточку) или перышко, мужчина начинает свою чувственную игру. Нашептывая ласко</text:span><text:span text:style-name="T4">-</text:span><text:span text:style-name="T3">вые слова, он, чуть касаясь, скользит вдоль нежной кожи девушки, даря ей сладкое наслаждение. Затем к игре под</text:span><text:span text:style-name="T4">-</text:span><text:span text:style-name="T3">ключается головка члена, которой муж</text:span><text:span text:style-name="T4">-</text:span><text:span text:style-name="T3">чина нежно проводит по всему распро</text:span><text:span text:style-name="T4">-</text:span><text:span text:style-name="T3">стертому телу девушки. И вот уже влаж</text:span><text:span text:style-name="T4">-</text:span><text:span text:style-name="T3">ный кончик горячего языка сладкой змейкой начинает ползти вдоль спины вниз. Скользнув между ягодиц, он вне</text:span><text:span text:style-name="T4">-</text:span><text:span text:style-name="T3">запно ныряет в промежность и, играя ос</text:span><text:span text:style-name="T4">-</text:span><text:span text:style-name="T3">тротой ощущений, постепенно доводит до сладкой дрожи плоть. </text:span></text:p>
            <text:p text:style-name="P63">Девушка выбирает любой следующий .фант или принимает решение о переходе к «красной» игре.</text:p>
            <text:p text:style-name="P64">.</text:p>
            <text:p text:style-name="P53"/>
          </table:table-cell>
        </table:table-row>
        <table:table-row table:style-name="Table4.1">
          <table:table-cell table:style-name="Table4.A1" office:value-type="string">
            <text:p text:style-name="P4">31</text:p>
            <text:p text:style-name="P4"/>
            <text:p text:style-name="P28"><text:span text:style-name="T2"><text:s/></text:span><text:span text:style-name="T3">Ходят слухи, что сочетание пузырьков шампанского с оральным сексом вызы</text:span><text:span text:style-name="T4">-</text:span><text:span text:style-name="T3">вает неимоверно острые ощущения у мужчины. Это утверждение вам необхо</text:span><text:span text:style-name="T4">-</text:span><text:span text:style-name="T3">димо немедленно проверить опытным путем. </text:span></text:p>
            <text:p text:style-name="P28"><text:span text:style-name="T3">Добившись оральными ласками мак</text:span><text:span text:style-name="T4">-</text:span><text:span text:style-name="T3">симальной эрекции у мужчины, девушка набирает в рот шампанского и, не прогла</text:span><text:span text:style-name="T4">-</text:span><text:span text:style-name="T3">тывая его до конца, вновь берет член в ротик. Контакт лапающихся пузырьков с крайне чувствительной головкой члена может реально «взорвать» мужчину. Если возникнет явная угроза для окружа</text:span><text:span text:style-name="T4">-</text:span><text:span text:style-name="T3">ющей остановки, выполнение фанта экс</text:span><text:span text:style-name="T4">-</text:span><text:span text:style-name="T3">тренно прекращается. </text:span></text:p>
            <text:p text:style-name="P57">Девушка заменяет два розовых фанта в колоде красными, и игра продолжается дальше.</text:p>
            <text:p text:style-name="P54"/>
          </table:table-cell>
          <table:table-cell table:style-name="Table4.A1" office:value-type="string">
            <text:p text:style-name="P4">32</text:p>
            <text:p text:style-name="P43"><text:span text:style-name="T3">Фантующий должен зацеловать вто</text:span><text:span text:style-name="T4">-</text:span><text:span text:style-name="T3">рого игрока в прямом смысле слова. Не до смерти конечно, но до полуобмороч</text:span><text:span text:style-name="T4">-</text:span><text:span text:style-name="T3">ного состояния можно. </text:span></text:p>
            <text:p text:style-name="P7"><text:span text:style-name="T3">Второй игрок расслабленно ложится на спину и утопает в дожде поцелуев., ниспадающем на него. Фантующий, склонившись сверху, начинает осыпать партнера поцелуями. Делая это очень ис</text:span><text:span text:style-name="T4">-</text:span><text:span text:style-name="T3">кренне, увлеченно и нежно, он медленно продвигается вдоль тела. Начав с шеи, губ, постепенно продвигается к груди, сокам, животу, бедрам, ... доходит до пальцев ног, а затем медленно поднима</text:span><text:span text:style-name="T4">-</text:span><text:span text:style-name="T3">ется вверх, приближаясь к промежности Ни один участочек тела не должен быть обделен вниманием, а поцелуи могут быть самыми разными: от легкого каса</text:span><text:span text:style-name="T4">-</text:span><text:span text:style-name="T3">ния губами, и нежного прикусывания до страстных и жадных «засосов». Второй игрок может пожелать «добавки», прося повторить особо приятный поцелуй, и фантующий обязан щедро выполнить такое пожелание.</text:span></text:p>
            <text:p text:style-name="P53"/>
          </table:table-cell>
          <table:table-cell table:style-name="Table4.A1" office:value-type="string">
            <text:p text:style-name="P5">33</text:p>
            <text:p text:style-name="P75"/>
            <text:p text:style-name="P32"><text:span text:style-name="T3">Контраст горячего с холодным чрезвычайно острая вещь, а если такое ощущение испытывают наиболее чувс</text:span><text:span text:style-name="T4">-</text:span><text:span text:style-name="T3">твительные части тела — это просто взрыв эмоций. Кусочек льда, чашка го</text:span><text:span text:style-name="T4">-</text:span><text:span text:style-name="T3">рячего чая и ласковый язык — вот и все что «нужно для счастья». </text:span></text:p>
            <text:p text:style-name="P31"><text:span text:style-name="T3">Девушке завязываются глаза, и она ложится на край кровати, раздвинув ножки, а мужчина с чашечкой чая и ку</text:span><text:span text:style-name="T4">-</text:span><text:span text:style-name="T3">сочком льда на блюдечке присаживает</text:span><text:span text:style-name="T4">-</text:span><text:span text:style-name="T3">ся рядом. Сделав пару глотков очень теплого чая, он сразу лижет половые губки барышни, а потом, внезапно от</text:span><text:span text:style-name="T4">-</text:span><text:span text:style-name="T3">странившись, проводит по ним кусоч</text:span><text:span text:style-name="T4">-</text:span><text:span text:style-name="T3">ком льда. Главное при этом успеть вов</text:span><text:span text:style-name="T4">-</text:span><text:span text:style-name="T3">ремя увернуться от женских ножек, ко</text:span><text:span text:style-name="T4">-</text:span><text:span text:style-name="T3">торые вполне могут «лягнуть» в ответ. Опять горячий язык, и снова холод. Так </text:span><text:span text:style-name="T4">-</text:span><text:span text:style-name="T3">несколько раз, но всегда чуть по-друго</text:span><text:span text:style-name="T4">-</text:span><text:span text:style-name="T3">му, нет как до этого. Играя и экспери</text:span><text:span text:style-name="T4">-</text:span><text:span text:style-name="T3">ментируя с ощущениями девушки, муж</text:span><text:span text:style-name="T4">-</text:span><text:span text:style-name="T3">чина дарит ей непередаваемые эмоции.</text:span></text:p>
            <text:p text:style-name="P72"/>
          </table:table-cell>
        </table:table-row>
        <table:table-row table:style-name="Table4.1">
          <table:table-cell table:style-name="Table4.A1" office:value-type="string">
            <text:p text:style-name="P1"><text:span text:style-name="T1">34 </text:span></text:p>
            <text:p text:style-name="P4"/>
            <text:p text:style-name="P1"><text:span text:style-name="T1"><text:s text:c="2"/></text:span><text:span text:style-name="T3">Девушка откровенно рассказывает, может ли она испытать оргазм лишь путем собственных ласк или с помощью партнера (партнерши), но без непосредс</text:span><text:span text:style-name="T4">-</text:span><text:span text:style-name="T3">твенного генитального секса. Если да, то за счет чего и как это происходит, что ей нравится при этом больше всего. </text:span></text:p>
            <text:p text:style-name="P31"><text:span text:style-name="T3">Мужчина награждает ее за откровен</text:span><text:span text:style-name="T4">-</text:span><text:span text:style-name="T3">ность долгим нежным поцелуем, а если это так и барышня согласна, вы пробуете воплотить ее рассказ в реальность. </text:span></text:p>
            <text:p text:style-name="P66">Девушка выбирает любой следующий фант или принимает решение о переходе к «красной» игре.</text:p>
            <text:p text:style-name="P54"/>
          </table:table-cell>
          <table:table-cell table:style-name="Table4.A1" office:value-type="string">
            <text:p text:style-name="P6">35</text:p>
            <text:p text:style-name="P6"/>
            <text:p text:style-name="P28"><text:span text:style-name="T6"><text:s text:c="5"/></text:span><text:span text:style-name="T3">В предвкушении наслаждения девушка с завязанными глазами расслабленна лежит на спине, чуть раздвинув ножки. Используя массажное масло, мужчина де</text:span><text:span text:style-name="T4">-</text:span><text:span text:style-name="T3">сять минут делает ей изысканный эроти</text:span><text:span text:style-name="T4">-</text:span><text:span text:style-name="T3">ческий массаж. </text:span></text:p>
            <text:p text:style-name="P28"><text:span text:style-name="T3">Почувствовав возбуждение девушки, он, чуть касаясь, начинает ласкать поду</text:span><text:span text:style-name="T4">-</text:span><text:span text:style-name="T3">шечкой пальца ее клитор, ощущая, как тот подрагивает и напрягается в ответ. Как только соки девушки увлажнят второй его палец, мужчина осторожно и медленно вводит его во влагалище, продолжая там свой безумно нежный массаж. </text:span></text:p>
            <text:p text:style-name="P57">Следующий розовый или красный фант разыгрывается на выбор девушки.</text:p>
            <text:p text:style-name="P67"/>
          </table:table-cell>
          <table:table-cell table:style-name="Table4.A1" office:value-type="string">
            <text:p text:style-name="P4">36</text:p>
            <text:p text:style-name="P4"/>
            <text:p text:style-name="P26"><text:span text:style-name="T1"><text:s/></text:span><text:span text:style-name="T3">Кончик языка фантующего на несколь</text:span><text:span text:style-name="T4">-</text:span><text:span text:style-name="T3">ко минут превращается в необычную змейку. Второй игрок расслабленна лежит на животе, чуть раздвинув ноги и наслаждаясь нежными ощущениями. Маленькая сладкая змейка, извиваясь, ползет вдоль его тела. Чуть поиграв за ушком, она не спеша скользит вдаль спины вниз, спиралькой кружит вдоль талии, проползает по холмикам ягодиц, а затем соскальзывает в ложбинку между ними, нырнув между ног. Там она находит сваю уютную темную норку, и начинает удобно обустраивать свое новое гнез</text:span><text:span text:style-name="T4">-</text:span><text:span text:style-name="T3">дышко, пока не замрет в глубине, свер</text:span><text:span text:style-name="T4">-</text:span><text:span text:style-name="T3">нувшись теплым калачиком. </text:span></text:p>
            <text:p text:style-name="P71">Заменив два розовых фанта в колоде красными, вы продолжаете дальше свою увлекательную игру.</text:p>
          </table:table-cell>
        </table:table-row>
        <table:table-row table:style-name="Table4.1">
          <table:table-cell table:style-name="Table4.A1" office:value-type="string">
            <text:p text:style-name="P4">37</text:p>
            <text:p text:style-name="P52"><text:s text:c="3"/></text:p>
            <text:p text:style-name="P29"><text:span text:style-name="T3">Восток придает огромное значение по</text:span><text:span text:style-name="T4">-</text:span><text:span text:style-name="T3">зиции 69. Это не просто секс, а очень тон</text:span><text:span text:style-name="T4">-</text:span><text:span text:style-name="T3">кий и чувственный обмен сексуальной: энергией. Принципиально важно отноше</text:span><text:span text:style-name="T4">-</text:span><text:span text:style-name="T3">ние к самому действу. Настройтесь на чувство взаимного слияния, полностью растворившись в наслаждении процес</text:span><text:span text:style-name="T4">-</text:span><text:span text:style-name="T3">сам и друг другом. Не относитесь к этой позе как лишь к прелюдии, ведь она абсо</text:span><text:span text:style-name="T4">-</text:span><text:span text:style-name="T3">лютна самодостаточна. Наслаждайтесь партнером, «пейте» его дрожь, ощущайте пульсации плоти, и острота пришедшего оргазма восхитит вас обоих. </text:span></text:p>
            <text:p text:style-name="P28"><text:span text:style-name="T3">Начните с положения на боку, удобно и расслабленно расположившись между ног друг друга. Чуть поджав верхнюю ногу, положите ее на плечо партнера, а, пропустив верхнюю руку под лежащее на плече бедро, придерживайтесь за его яго</text:span><text:span text:style-name="T4">-</text:span><text:span text:style-name="T3">дицу. Впрочем, все должна быть просто удобно и тогда упоение наслаждением вам гарантировано. </text:span></text:p>
            <text:p text:style-name="P57">При желании переходите к «красной» игре.</text:p>
          </table:table-cell>
          <table:table-cell table:style-name="Table4.A1" office:value-type="string">
            <text:p text:style-name="P4">38</text:p>
            <text:p text:style-name="P4"/>
            <text:p text:style-name="P44"><text:span text:style-name="T3">Младший брат приехал в гости к де</text:span><text:span text:style-name="T4">-</text:span><text:span text:style-name="T3">вушке, и признался, что у него не ладятся сексуальные отношения с подружкой. Будучи наслышан об опыте сестры, он про-</text:span></text:p>
            <text:p text:style-name="P68">сит у нее совета, как ему стать идеальным любовником в пастели. Представив себе такую картинку, а брата в лице партнера па игре, девушка пытается разъяснить </text:p>
            <text:p text:style-name="P73">ему, что и как надо делать в сексе, что бы </text:p>
            <text:p text:style-name="P46"><text:span text:style-name="T3">девушки просто бегали за ним. Войдя в роль неопытного брата, мужчина может подробно у нее все расспрашивать, а ба</text:span><text:span text:style-name="T4">-</text:span><text:span text:style-name="T3">рышня должна старательно разъяснять все «молодому неучу». </text:span></text:p>
            <text:p text:style-name="P59">Инцест запрещен, поэтому, чтобы </text:p>
            <text:p text:style-name="P69">усвоить урок, вы начинаете проводить «практические занятия», однако лишь с помощью оральных манипуляций и сексуальных игрушек. </text:p>
            <text:p text:style-name="P54">«Закончив обучение», вы заменяете <text:line-break/>два разовых фанта в колоде красными и <text:line-break/>продолжаете игру дальше.</text:p>
          </table:table-cell>
          <table:table-cell table:style-name="Table4.A1" office:value-type="string">
            <text:p text:style-name="P4">39</text:p>
            <text:p text:style-name="P47"><text:span text:style-name="T3">Сочетание орального секса в пазе 69 с перевернутым положением подарит де</text:span><text:span text:style-name="T4">-</text:span><text:span text:style-name="T3">вушке неимоверные впечатления. </text:span></text:p>
            <text:p text:style-name="P47"><text:span text:style-name="T3">Мужчина садится в кресло, откинув</text:span><text:span text:style-name="T4">-</text:span><text:span text:style-name="T3">шись и положив голову на спинку. Разве</text:span><text:span text:style-name="T4">-</text:span><text:span text:style-name="T3">дя наги и нависая сверху промежностью над его лицом, девушка становится в кресла спиной к джентльмену. Наклонив</text:span><text:span text:style-name="T4">-</text:span><text:span text:style-name="T3">шись, она опирается руками о подлокот</text:span><text:span text:style-name="T4">-</text:span><text:span text:style-name="T3">ники кресла и подставляет себя для кун</text:span><text:span text:style-name="T4">-</text:span><text:span text:style-name="T3">нилингуса. Придерживая барышню рука</text:span><text:span text:style-name="T4">-</text:span><text:span text:style-name="T3">ми за талию и ягодицы, мужчина увле</text:span><text:span text:style-name="T4">-</text:span><text:span text:style-name="T3">ченно ласкает ее языком. Встав коленка</text:span><text:span text:style-name="T4">-</text:span><text:span text:style-name="T3">ми на спинку кресла и наклонившись еще ниже, девушка тоже приступает к оральному сексу, начиная брать в ротик у муж</text:span><text:span text:style-name="T4">-</text:span><text:span text:style-name="T3">чины. Прилив крови к голове за счет не</text:span><text:span text:style-name="T4">-</text:span><text:span text:style-name="T3">обычного положения обостряет ее ощу</text:span><text:span text:style-name="T4">-</text:span><text:span text:style-name="T3">щения в таком варианте позиции 69. </text:span></text:p>
            <text:p text:style-name="P37"><text:span text:style-name="T3">Девушка принимает решение о пере</text:span><text:span text:style-name="T4">-</text:span><text:span text:style-name="T3">ходе к «красному» формату игры и выби</text:span><text:span text:style-name="T4">-</text:span><text:span text:style-name="T3">рает следующий фант.</text:span></text:p>
            <text:p text:style-name="P53"/>
          </table:table-cell>
        </table:table-row>
        <table:table-row table:style-name="Table4.1">
          <table:table-cell table:style-name="Table4.A1" office:value-type="string">
            <text:p text:style-name="P4">40</text:p>
            <text:p text:style-name="P4"/>
            <text:p text:style-name="P40"><text:span text:style-name="T2"><text:s/></text:span><text:span text:style-name="T3">Выбрав себе секс-игрушки, вы начинае</text:span><text:span text:style-name="T4">-</text:span><text:span text:style-name="T3">те ласкать друг друга языками в позиции «69 мужчина снизу». При этом для удобс</text:span><text:span text:style-name="T4">-</text:span><text:span text:style-name="T3">тва можно подложить под голову джентльмену валик или подушку. </text:span></text:p>
            <text:p text:style-name="P38"><text:span text:style-name="T3">Сначала ласково и нежно ласкаете ге</text:span><text:span text:style-name="T4">-</text:span><text:span text:style-name="T3">ниталии друг друга губами и языками„ стараясь доставить как можно больше удовольствия партнеру. Затем мужчина осторожно вводит во влагалище девушки ее смазанную игрушку, не переставая при этом ласкать клитор. В свою очередь де</text:span><text:span text:style-name="T4">-</text:span><text:span text:style-name="T3">вушка осторожно и нежна дразнит его анус второй игрушкой. Совмещая игрушки с оральными ласками, вы десять минут наслаждаетесь своей чувственной игрой. </text:span></text:p>
            <text:p text:style-name="P54">С согласия девушки вы переходите к игре в красные фанты</text:p>
          </table:table-cell>
          <table:table-cell table:style-name="Table4.A1" office:value-type="string">
            <text:p text:style-name="P4">41</text:p>
            <text:p text:style-name="P60"/>
            <text:p text:style-name="P11"><text:span text:style-name="T3">Девушка стоит в проеме двери с завя</text:span><text:span text:style-name="T4">-</text:span><text:span text:style-name="T3">занными глазами, слегка расставив наги и придерживаясь за косяк. Мужчина, чуть касаясь обнаженного тела включенным вибратором с разных сторон, играет ее ощущениями и эмоциями. Скользя самым кончикам вибратора вдоль спины, живота, бедер, промеж</text:span><text:span text:style-name="T4">-</text:span><text:span text:style-name="T3">ности, между ног, проводя им вокруг грудей, ягодиц, чуть касаясь сосков, клитора, ан доводит барышню да дрожи а коленках. </text:span></text:p>
            <text:p text:style-name="P8"><text:span text:style-name="T3">Девушка выбирает любой следующий фант или принимает решение о перехо</text:span><text:span text:style-name="T4">-</text:span><text:span text:style-name="T3">де к «красной» игре.</text:span></text:p>
            <text:p text:style-name="P53"/>
          </table:table-cell>
          <table:table-cell table:style-name="Table4.A1" office:value-type="string">
            <text:p text:style-name="P5">42</text:p>
            <text:p text:style-name="P75"/>
            <text:p text:style-name="P8"><text:span text:style-name="T3">Приготовив анальные бусы, вы начи</text:span><text:span text:style-name="T4">-</text:span><text:span text:style-name="T3">наете разогревать друг друга в позиции «69 мужчина снизу». Для удобства под голову джентльмену подкладывается валик или подушка. </text:span></text:p>
            <text:p text:style-name="P8"><text:span text:style-name="T3">Для начала занимаетесь оральным сексом, искренне наслаждаясь друг дру</text:span><text:span text:style-name="T4">-</text:span><text:span text:style-name="T3">гом. Затем переключаете все внимание на анусы, лаская их языками и пальцами. Как следует разогрев их, не спеша и осто</text:span><text:span text:style-name="T4">-</text:span><text:span text:style-name="T3">рожна, шарик за шариком вводите друг другу анальные бусы. </text:span></text:p>
            <text:p text:style-name="P8"><text:span text:style-name="T3">Вынимая и вновь вставляя бусы, игра</text:span><text:span text:style-name="T4">-</text:span><text:span text:style-name="T3">ете остротой своих ощущений, ни на ми</text:span><text:span text:style-name="T4">-</text:span><text:span text:style-name="T3">нуту не прекращая ласкать друг друга гу</text:span><text:span text:style-name="T4">-</text:span><text:span text:style-name="T3">бами и языками. </text:span></text:p>
            <text:p text:style-name="P8"><text:span text:style-name="T3">Мужчина принимает решение о пере</text:span><text:span text:style-name="T4">-</text:span><text:span text:style-name="T3">ходе к «красному» формату игры, и де</text:span><text:span text:style-name="T4">-</text:span><text:span text:style-name="T3">вушка выбирает следующий фант.</text:span></text:p>
            <text:p text:style-name="P72"/>
          </table:table-cell>
        </table:table-row>
        <table:table-row table:style-name="Table4.1">
          <table:table-cell table:style-name="Table4.A1" office:value-type="string">
            <text:p text:style-name="P4">43</text:p>
            <text:p text:style-name="P76"/>
            <text:p text:style-name="P12"><text:span text:style-name="T3">Оральный секс в сочетании с аналь</text:span><text:span text:style-name="T4">-</text:span><text:span text:style-name="T3">ным вибромассажером подарит каждо</text:span><text:span text:style-name="T4">-</text:span><text:span text:style-name="T3">му из вас невообразимый микс ощуще</text:span><text:span text:style-name="T4">-</text:span><text:span text:style-name="T3">ний. </text:span></text:p>
            <text:p text:style-name="P8"><text:span text:style-name="T3">Мужчина откидывается в кресле, и, согнув ноги, приподнимает их вверх, придерживая под коленями руками. Встав коленками на пол, девушка увле</text:span><text:span text:style-name="T4">-</text:span><text:span text:style-name="T3">ченно делает ему минет. Продолжая ласки губами и языком, она разогревает смазанным пальчиком анус мужчины и очень осторожно вводит туда анальный вибрамассажер. Сочетая оральный секс с массажером, девушка играет остротой ощущений джентльмена. </text:span></text:p>
            <text:p text:style-name="P8"><text:span text:style-name="T3">Через пять минут вы меняетесь мес</text:span><text:span text:style-name="T4">-</text:span><text:span text:style-name="T3">тами и теперь уже мужчина, совмещая куннилингус с анальным вибратором, дарит необычное наслаждение откинув</text:span><text:span text:style-name="T4">-</text:span><text:span text:style-name="T3">шейся в кресле барышне. </text:span></text:p>
            <text:p text:style-name="P51"><text:span text:style-name="T3">Девушка принимает решение о пере</text:span><text:span text:style-name="T4">-</text:span><text:span text:style-name="T3">ходе к «красному» формату игры и вы</text:span><text:span text:style-name="T4">-</text:span><text:span text:style-name="T3">бирает следующий фант.</text:span></text:p>
          </table:table-cell>
          <table:table-cell table:style-name="Table4.A1" office:value-type="string">
            <text:p text:style-name="P6">44</text:p>
            <text:p text:style-name="P6"/>
            <text:p text:style-name="P48"><text:span text:style-name="T6"><text:s text:c="5"/></text:span><text:span text:style-name="T3">Сочетание орального секса с использо</text:span><text:span text:style-name="T4">-</text:span><text:span text:style-name="T3">ванием анальных вибропробок подарит вам обоим очень приятное сочетание ощу</text:span><text:span text:style-name="T4">-</text:span><text:span text:style-name="T3">щений. </text:span></text:p>
            <text:p text:style-name="P49"><text:span text:style-name="T3">Приготовив анальные вибропробки, вы начинаете заниматься оральным сексом в позиции «69 девушка снизу». Обильна на</text:span><text:span text:style-name="T4">-</text:span><text:span text:style-name="T3">мочив приготовленные игрушки анальный смазкой, вы сначала ласкова и нежна лас</text:span><text:span text:style-name="T4">-</text:span><text:span text:style-name="T3">каете друг друга губами и языками, стара</text:span><text:span text:style-name="T4">-</text:span><text:span text:style-name="T3">ясь получить как можно больше удовольс</text:span><text:span text:style-name="T4">-</text:span><text:span text:style-name="T3">твия при этом. Затем сначала девушка, а потам мужчина, раздвинув партнеру яго</text:span><text:span text:style-name="T4">-</text:span><text:span text:style-name="T3">дицы, осторожно вводит ему в анус про</text:span><text:span text:style-name="T4">-</text:span><text:span text:style-name="T3">бку. Одновременно включив вибрацию, вы продолжаете оральные ласки, наслаждаясь своей чувственной игрой. Не прекра</text:span><text:span text:style-name="T4">-</text:span><text:span text:style-name="T3">щая действа, через некоторое время пе</text:span><text:span text:style-name="T4">-</text:span><text:span text:style-name="T3">реворачиваетесь на бак, а затем и на</text:span><text:span text:style-name="T4">-</text:span><text:span text:style-name="T3">оборот (теперь сверху оказывается де</text:span><text:span text:style-name="T4">-</text:span><text:span text:style-name="T3">вушка), меняя тем самым свои ощущения. </text:span></text:p>
            <text:p text:style-name="P70">Со следующего фанта вы переводите игру в «красный» формат.</text:p>
            <text:p text:style-name="P67"/>
          </table:table-cell>
          <table:table-cell table:style-name="Table4.A1" office:value-type="string">
            <text:p text:style-name="P4">45</text:p>
            <text:p text:style-name="P4"/>
            <text:p text:style-name="P27"><text:span text:style-name="T3">Девушка откидывается в кресле с за</text:span><text:span text:style-name="T4">-</text:span><text:span text:style-name="T3">вязанными глазами; поджав раздвинутые ножки и расслабляясь в предвкушении наслаждения. Мужчина десять минут за</text:span><text:span text:style-name="T4">-</text:span><text:span text:style-name="T3">нимается с ней оральным сексом, допол</text:span><text:span text:style-name="T4">-</text:span><text:span text:style-name="T3">няя его вибратором. </text:span></text:p>
            <text:p text:style-name="P23"><text:span text:style-name="T3">Тщательно разогрев девушку языком и пальцами, джентльмен осторожна вво</text:span><text:span text:style-name="T4">-</text:span><text:span text:style-name="T3">дит ей во влагалище фаллоимитатор. Включив вибрацию, он дарит барышне двойное удовольствие, сочетая игрушку с ласками ее клитора. Не отвлекаясь и пол</text:span><text:span text:style-name="T4">-</text:span><text:span text:style-name="T3">ностью уйдя в свои ощущения, девушка наслаждается этим необычным действом</text:span></text:p>
            <text:p text:style-name="P71">Переводя игру в «красный» формат, девушка выбирает следующий фант</text:p>
          </table:table-cell>
        </table:table-row>
      </table:table>
      <text:p text:style-name="Standard"/>
      <text:p text:style-name="Standard"/>
      <text:p text:style-name="Standard"/>
      <table:table table:name="Table5" table:style-name="Table5">
        <table:table-column table:style-name="Table5.A" table:number-columns-repeated="2"/>
        <table:table-column table:style-name="Table5.C"/>
        <table:table-row table:style-name="Table5.1">
          <table:table-cell table:style-name="Table5.A1" office:value-type="string">
            <text:p text:style-name="P4">46</text:p>
            <text:p text:style-name="P52"><text:s text:c="3"/></text:p>
            <text:p text:style-name="P35"><text:span text:style-name="T3">Оральный секс в сочетании с закрепля</text:span><text:span text:style-name="T4">-</text:span><text:span text:style-name="T3">емым присоской анальным вибратором подарит девушке очень приятные и острые ощущения. </text:span></text:p>
            <text:p text:style-name="P34"><text:span text:style-name="T3">Девушка встает в ванне «рачком», при</text:span><text:span text:style-name="T4">-</text:span><text:span text:style-name="T3">подняв вверх попочку, а мужчина; распо</text:span><text:span text:style-name="T4">-</text:span><text:span text:style-name="T3">лагаясь сзади, тщательно разогревает ей анус и смазывает его. На краю ванны при</text:span><text:span text:style-name="T4">-</text:span><text:span text:style-name="T3">соской фиксируется вибратор и барышня, придерживаясь сзади руками, при помо</text:span><text:span text:style-name="T4">-</text:span><text:span text:style-name="T3">щи мужчины медленно и осторожно насаживается на него анусом. Важно, не торо</text:span><text:span text:style-name="T4">-</text:span><text:span text:style-name="T3">пясь, подобрать правильное место и угол фиксации игрушки, чтобы, сидя на ней, девушка чувствовала себя комфортна. Встав на колени между разведенных ног девушки, джентльмен ласкает ей языком клитор (для удобства можно подложить под колени резиновый или другой ков</text:span><text:span text:style-name="T4">-</text:span><text:span text:style-name="T3">рик. Раскачивая тазом, барышня на</text:span><text:span text:style-name="T4">-</text:span><text:span text:style-name="T3">слаждается остротой необычных ощу</text:span><text:span text:style-name="T4">-</text:span><text:span text:style-name="T3">щений. </text:span></text:p>
            <text:p text:style-name="P28"><text:span text:style-name="T3">Выбрав любой красный фант, девушка переводит игру в следующий формат</text:span></text:p>
          </table:table-cell>
          <table:table-cell table:style-name="Table5.A1" office:value-type="string">
            <text:p text:style-name="P4">47</text:p>
            <text:p text:style-name="P4"/>
            <text:p text:style-name="P31"><text:span text:style-name="T1"><text:s text:c="5"/></text:span><text:span text:style-name="T3">Дополнительно играя двойным вибра</text:span><text:span text:style-name="T4">-</text:span><text:span text:style-name="T3">тором, вы занимаетесь оральным саксам в позиции </text:span><text:span text:style-name="T7">«69 девушка снизу». </text:span></text:p>
            <text:p text:style-name="P31"><text:span text:style-name="T3">Чувственно и нежно вы ласкаете губа</text:span><text:span text:style-name="T4">-</text:span><text:span text:style-name="T3">ми и языками гениталии друг друга:, ста</text:span><text:span text:style-name="T4">-а</text:span><text:span text:style-name="T3">раясь доставить как можно больше удо</text:span><text:span text:style-name="T4">-</text:span><text:span text:style-name="T3">вольствия партнеру. Не прерывая кунни</text:span><text:span text:style-name="T4">-</text:span><text:span text:style-name="T3">лингуса, мужчина смазывает фалпомитатор и почку девушки специальной смазкой. Медленно и осторожно он вво</text:span><text:span text:style-name="T4">-</text:span><text:span text:style-name="T3">дит ей во влагалище и анус двойную иг</text:span><text:span text:style-name="T4">-</text:span><text:span text:style-name="T3">рушку.; создавая ощущение секса одно</text:span><text:span text:style-name="T4">-</text:span><text:span text:style-name="T3">временно с тремя мужчинами. Меняя глу</text:span><text:span text:style-name="T4">-</text:span><text:span text:style-name="T3">бину погружения, частоту и направления толчков джентльмен дарит барышне на</text:span><text:span text:style-name="T4">-</text:span><text:span text:style-name="T3">слаждение этой необычной, но очень ув</text:span><text:span text:style-name="T4">-</text:span><text:span text:style-name="T3">лекательной игрой. Не прекращая ораль</text:span><text:span text:style-name="T4">-</text:span><text:span text:style-name="T3">ных ласк., вы оба получаете удовольствие от необычности своего действа. </text:span></text:p>
            <text:p text:style-name="P66">Переводя игру в «красный» формат, девушке выбирает следующий фант.</text:p>
            <text:p text:style-name="P54"/>
          </table:table-cell>
          <table:table-cell table:style-name="Table5.A1" office:value-type="string">
            <text:p text:style-name="P4">48</text:p>
            <text:p text:style-name="P45"><text:span text:style-name="T3">Девушка садится на край кровати с ши</text:span><text:span text:style-name="T4">-</text:span><text:span text:style-name="T3">роко раздвинутыми ножками и, взяв в руку. фаллоимитатор, не стесняясь, показывает мужчине, как ей больше всего нравится им пользоваться. При этом она очень подроб</text:span><text:span text:style-name="T4">-</text:span><text:span text:style-name="T3">но останавливается на нюансах и наиболее важных деталях, наглядно иллюстрируя это. Затаи она откидывается назад, а муж</text:span><text:span text:style-name="T4">-</text:span><text:span text:style-name="T3">чина встает на колени и пробует, следуя ус</text:span><text:span text:style-name="T4">-</text:span><text:span text:style-name="T3">лышанным пожеланиям, доставлять ей максимальное наслаждение фаллоимита</text:span><text:span text:style-name="T4">-</text:span><text:span text:style-name="T3">тором. Если у джентльмена что. либо не совсем получается, девушка помогает ис</text:span><text:span text:style-name="T4">-</text:span><text:span text:style-name="T3">править ошибки, подсказывая, помогая или направляя своей рукой. </text:span></text:p>
            <text:p text:style-name="P44"><text:span text:style-name="T3">Если «ученик» оказался способным и урок удался, он награждается правам вы</text:span><text:span text:style-name="T4">-</text:span><text:span text:style-name="T3">брать следующий фант и заменить в. коло</text:span><text:span text:style-name="T4">-</text:span><text:span text:style-name="T3">де три розовых фанта красными.</text:span></text:p>
            <text:p text:style-name="P64">.</text:p>
            <text:p text:style-name="P53"/>
          </table:table-cell>
        </table:table-row>
        <table:table-row table:style-name="Table5.1">
          <table:table-cell table:style-name="Table5.A1" office:value-type="string">
            <text:p text:style-name="P4">49</text:p>
            <text:p text:style-name="P4"/>
            <text:p text:style-name="P23"><text:span text:style-name="T2"><text:s/></text:span><text:span text:style-name="T3">Девушка выбирает себе фаллоимита</text:span><text:span text:style-name="T4">-</text:span><text:span text:style-name="T3">тор ипи вибратор, а мужчина — анальную вибропробочку, после чего вы начинаете ласкать друг друга языками в позиции </text:span><text:span text:style-name="T7">«69 мужчина сверху . </text:span></text:p>
            <text:p text:style-name="P23"><text:span text:style-name="T3">Для начала занимаетесь оральным</text:span><text:span text:style-name="T9">-</text:span><text:span text:style-name="T8"> </text:span><text:span text:style-name="T5">сексом</text:span><text:span text:style-name="T8"> </text:span><text:span text:style-name="T3">искренне наслаждаясь и стараясь доставить как можно больше удовольствия друг другу. Затем мужчина плавными тол</text:span><text:span text:style-name="T4">-</text:span><text:span text:style-name="T3">чками погружает во влагалище девушки анальнный фаллоимитатор, а она осто</text:span><text:span text:style-name="T4">-</text:span><text:span text:style-name="T3">рожна и медленно вводит ему в анус хоро</text:span><text:span text:style-name="T4">-</text:span><text:span text:style-name="T3">шо вмазанную пробочку. Включив вибра</text:span><text:span text:style-name="T4">-</text:span><text:span text:style-name="T3">цию, и продолжая ласкать друг друга язы</text:span><text:span text:style-name="T4">-</text:span><text:span text:style-name="T3">ками, вы десять минут наслаждаетесь необчной остротой своих ощущений. </text:span></text:p>
            <text:p text:style-name="P51"><text:span text:style-name="T3">Выбрав любой красный фант, девушка переводит игру в следующий формат</text:span></text:p>
          </table:table-cell>
          <table:table-cell table:style-name="Table5.A1" office:value-type="string">
            <text:p text:style-name="P4">50</text:p>
            <text:p text:style-name="P56">Комбинация закрепляемого на ванне вибратора с оральным сексом подарит девушке невообразимые ощущения. Эта шикарная возможность для весьма приятных <text:s/>экспериментов. </text:p>
            <text:p text:style-name="P23"><text:span text:style-name="T3">Вибратор фиксируется присоской на краю ванны и барышня, стоя на коленках или: корточках, при помощи мужчины на-: саживается на него влагалищем. Важно, не торопясь, подобрать правильное моста и угол фиксации игрушки, что бы сидя на ней, девушка чувствовала себя комфортно. После этого джентльмен, сев на край: ванны или встав напротив девушки, дает ей в ротик. Раскачивая тазом и делая поступательные движения, барышня наслаждается необычным ощущением, славна занимаясь сексом одновременно с</text:span><text:span text:style-name="T8"> </text:span><text:span text:style-name="T3">двумя мужчинами. Лаская пальцами свой. кли</text:span><text:span text:style-name="T4">-</text:span><text:span text:style-name="T3">тор, девушка может еще больше </text:span><text:span text:style-name="T11">обострить</text:span><text:span text:style-name="T3"> испытываемые .ощущения. </text:span></text:p>
            <text:p text:style-name="P7"><text:span text:style-name="T3">Со следующего фанта вы переводите игру в «красный» формат.</text:span></text:p>
            <text:p text:style-name="P53"/>
          </table:table-cell>
          <table:table-cell table:style-name="Table5.A1" office:value-type="string">
            <text:p text:style-name="P50"/>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46</dc:title>
    <dc:subject/>
    <meta:keyword/>
    <dc:description/>
    <meta:initial-creator>Admin</meta:initial-creator>
    <meta:creation-date>2012-05-31T09:49:00</meta:creation-date>
    <dc:creator>Admin</dc:creator>
    <dc:date>2012-05-31T10:53:00</dc:date>
    <meta:editing-cycles>9</meta:editing-cycles>
    <meta:editing-duration>PT49M</meta:editing-duration>
    <meta:document-statistic meta:table-count="5" meta:image-count="0" meta:object-count="0" meta:page-count="2" meta:paragraph-count="197" meta:word-count="4972" meta:character-count="34890" meta:non-whitespace-character-count="29909"/>
    <meta:generator>LibreOffice/7.3.4.2$Linux_X86_64 LibreOffice_project/728fec16bd5f605073805c3c9e7c4212a0120dc5</meta:generator>
  </office:meta>
</office:document-meta>
</file>